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44in"/>
    </style:style>
    <style:style style:name="co2" style:family="table-column">
      <style:table-column-properties fo:break-before="auto" style:column-width="0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ayesian_paper" table:style-name="ta1">
        <table:shapes>
          <draw:frame draw:z-index="0" draw:style-name="gr1" draw:text-style-name="P1" svg:width="7.9654in" svg:height="3.5429in" svg:x="10.8902in" svg:y="0.187in">
            <draw:object draw:notify-on-update-of-ranges="bayesian_paper.A3:bayesian_paper.A17 bayesian_paper.B2:bayesian_paper.B2 bayesian_paper.B3:bayesian_paper.B17 bayesian_paper.C2:bayesian_paper.C2 bayesian_paper.C3:bayesian_paper.C17 bayesian_paper.D2:bayesian_paper.D2 bayesian_paper.D3:bayesian_paper.D17 bayesian_paper.E2:bayesian_paper.E2 bayesian_paper.E3:bayesian_paper.E17 bayesian_paper.F2:bayesian_paper.F2 bayesian_paper.F3:bayesian_paper.F17 bayesian_paper.G2:bayesian_paper.G2 bayesian_paper.G3:bayesian_paper.G17 bayesian_paper.H2:bayesian_paper.H2 bayesian_paper.H3:bayesian_paper.H17 bayesian_paper.I2:bayesian_paper.I2 bayesian_paper.I3:bayesian_paper.I17 bayesian_paper.J2:bayesian_paper.J2 bayesian_paper.J3:bayesian_paper.J17 bayesian_paper.K2:bayesian_paper.K2 bayesian_paper.K3:bayesian_paper.K17 bayesian_paper.L2:bayesian_paper.L2 bayesian_paper.L3:bayesian_paper.L17 bayesian_paper.M2:bayesian_paper.M2 bayesian_paper.M3:bayesian_paper.M17 bayesian_paper.N2:bayesian_paper.N2 bayesian_paper.N3:bayesian_paper.N17 bayesian_paper.O2:bayesian_paper.O2 bayesian_paper.O3:bayesian_paper.O17 bayesian_paper.P2:bayesian_paper.P2 bayesian_paper.P3:bayesian_paper.P17 bayesian_paper.Q2:bayesian_paper.Q2 bayesian_paper.Q3:bayesian_paper.Q17 bayesian_paper.R2:bayesian_paper.R2 bayesian_paper.R3:bayesian_paper.R17 bayesian_paper.S2:bayesian_paper.S2 bayesian_paper.S3:bayesian_paper.S17 bayesian_paper.T2:bayesian_paper.T2 bayesian_paper.T3:bayesian_paper.T17 bayesian_paper.U2:bayesian_paper.U2 bayesian_paper.U3:bayesian_paper.U17 bayesian_paper.V2:bayesian_paper.V2 bayesian_paper.V3:bayesian_paper.V17 bayesian_paper.W2:bayesian_paper.W2 bayesian_paper.W3:bayesian_paper.W17 bayesian_paper.X2:bayesian_paper.X2 bayesian_paper.X3:bayesian_paper.X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.9657in" svg:height="3.5429in" svg:x="10.872in" svg:y="3.5756in">
            <draw:object draw:notify-on-update-of-ranges="bayesian_paper.A22:bayesian_paper.A36 bayesian_paper.B21:bayesian_paper.B21 bayesian_paper.B22:bayesian_paper.B36 bayesian_paper.C21:bayesian_paper.C21 bayesian_paper.C22:bayesian_paper.C36 bayesian_paper.D21:bayesian_paper.D21 bayesian_paper.D22:bayesian_paper.D36 bayesian_paper.E21:bayesian_paper.E21 bayesian_paper.E22:bayesian_paper.E36 bayesian_paper.F21:bayesian_paper.F21 bayesian_paper.F22:bayesian_paper.F36 bayesian_paper.G21:bayesian_paper.G21 bayesian_paper.G22:bayesian_paper.G36 bayesian_paper.H21:bayesian_paper.H21 bayesian_paper.H22:bayesian_paper.H36 bayesian_paper.I21:bayesian_paper.I21 bayesian_paper.I22:bayesian_paper.I36 bayesian_paper.J21:bayesian_paper.J21 bayesian_paper.J22:bayesian_paper.J36 bayesian_paper.K21:bayesian_paper.K21 bayesian_paper.K22:bayesian_paper.K36 bayesian_paper.L21:bayesian_paper.L21 bayesian_paper.L22:bayesian_paper.L36 bayesian_paper.M21:bayesian_paper.M21 bayesian_paper.M22:bayesian_paper.M36 bayesian_paper.N21:bayesian_paper.N21 bayesian_paper.N22:bayesian_paper.N36 bayesian_paper.O21:bayesian_paper.O21 bayesian_paper.O22:bayesian_paper.O36 bayesian_paper.P21:bayesian_paper.P21 bayesian_paper.P22:bayesian_paper.P36 bayesian_paper.Q21:bayesian_paper.Q21 bayesian_paper.Q22:bayesian_paper.Q36 bayesian_paper.R21:bayesian_paper.R21 bayesian_paper.R22:bayesian_paper.R36 bayesian_paper.S21:bayesian_paper.S21 bayesian_paper.S22:bayesian_paper.S36 bayesian_paper.T21:bayesian_paper.T21 bayesian_paper.T22:bayesian_paper.T36 bayesian_paper.U21:bayesian_paper.U21 bayesian_paper.U22:bayesian_paper.U36 bayesian_paper.V21:bayesian_paper.V21 bayesian_paper.V22:bayesian_paper.V36 bayesian_paper.W21:bayesian_paper.W21 bayesian_paper.W22:bayesian_paper.W36 bayesian_paper.X21:bayesian_paper.X21 bayesian_paper.X22:bayesian_paper.X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485" calcext:value-type="float">
            <text:p>485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569" calcext:value-type="float">
            <text:p>569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547" calcext:value-type="float">
            <text:p>547</text:p>
          </table:table-cell>
          <table:table-cell office:value-type="float" office:value="263" calcext:value-type="float">
            <text:p>263</text:p>
          </table:table-cell>
          <table:table-cell office:value-type="float" office:value="290" calcext:value-type="float">
            <text:p>290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53" calcext:value-type="float">
            <text:p>453</text:p>
          </table:table-cell>
          <table:table-cell office:value-type="float" office:value="478" calcext:value-type="float">
            <text:p>478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736013922330099" calcext:value-type="float">
            <text:p>0.0073601392</text:p>
          </table:table-cell>
          <table:table-cell office:value-type="float" office:value="0.0173486657912224" calcext:value-type="float">
            <text:p>0.0173486658</text:p>
          </table:table-cell>
          <table:table-cell office:value-type="float" office:value="0" calcext:value-type="float">
            <text:p>0</text:p>
          </table:table-cell>
          <table:table-cell office:value-type="float" office:value="0.00496368824419902" calcext:value-type="float">
            <text:p>0.0049636882</text:p>
          </table:table-cell>
          <table:table-cell office:value-type="float" office:value="0.290286991725397" calcext:value-type="float">
            <text:p>0.2902869917</text:p>
          </table:table-cell>
          <table:table-cell office:value-type="float" office:value="0" calcext:value-type="float">
            <text:p>0</text:p>
          </table:table-cell>
          <table:table-cell office:value-type="float" office:value="0.0964017240362112" calcext:value-type="float">
            <text:p>0.096401724</text:p>
          </table:table-cell>
          <table:table-cell office:value-type="float" office:value="0" calcext:value-type="float">
            <text:p>0</text:p>
          </table:table-cell>
          <table:table-cell office:value-type="float" office:value="0.00293007140209436" calcext:value-type="float">
            <text:p>0.0029300714</text:p>
          </table:table-cell>
          <table:table-cell office:value-type="float" office:value="0.0438942585024537" calcext:value-type="float">
            <text:p>0.0438942585</text:p>
          </table:table-cell>
          <table:table-cell office:value-type="float" office:value="0.128419218204652" calcext:value-type="float">
            <text:p>0.12841921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579615786099" calcext:value-type="float">
            <text:p>0.1175796158</text:p>
          </table:table-cell>
          <table:table-cell office:value-type="float" office:value="0.00580493150638344" calcext:value-type="float">
            <text:p>0.0058049315</text:p>
          </table:table-cell>
          <table:table-cell office:value-type="float" office:value="0.000843306322913018" calcext:value-type="float">
            <text:p>0.0008433063</text:p>
          </table:table-cell>
          <table:table-cell office:value-type="float" office:value="0.136338455890434" calcext:value-type="float">
            <text:p>0.1363384559</text:p>
          </table:table-cell>
          <table:table-cell office:value-type="float" office:value="0.0000256283133492745" calcext:value-type="float">
            <text:p>2.56283133492745E-005</text:p>
          </table:table-cell>
          <table:table-cell office:value-type="float" office:value="0.136338455890434" calcext:value-type="float">
            <text:p>0.1363384559</text:p>
          </table:table-cell>
          <table:table-cell office:value-type="float" office:value="0.0014887460297699" calcext:value-type="float">
            <text:p>0.001488746</text:p>
          </table:table-cell>
          <table:table-cell office:value-type="float" office:value="0.000304499397939498" calcext:value-type="float">
            <text:p>0.00030449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97110657587769" calcext:value-type="float">
            <text:p>0.0089711066</text:p>
          </table:table-cell>
          <table:table-cell office:value-type="float" office:value="0.128583755557251" calcext:value-type="float">
            <text:p>0.1285837556</text:p>
          </table:table-cell>
          <table:table-cell office:value-type="float" office:value="0" calcext:value-type="float">
            <text:p>0</text:p>
          </table:table-cell>
          <table:table-cell office:value-type="float" office:value="0.00399642970190388" calcext:value-type="float">
            <text:p>0.0039964297</text:p>
          </table:table-cell>
          <table:table-cell office:value-type="float" office:value="0.233719660741435" calcext:value-type="float">
            <text:p>0.2337196607</text:p>
          </table:table-cell>
          <table:table-cell office:value-type="float" office:value="0" calcext:value-type="float">
            <text:p>0</text:p>
          </table:table-cell>
          <table:table-cell office:value-type="float" office:value="0.0776162220658799" calcext:value-type="float">
            <text:p>0.0776162221</text:p>
          </table:table-cell>
          <table:table-cell office:value-type="float" office:value="0.0129903978185774" calcext:value-type="float">
            <text:p>0.0129903978</text:p>
          </table:table-cell>
          <table:table-cell office:value-type="float" office:value="0.0252590601143064" calcext:value-type="float">
            <text:p>0.0252590601</text:p>
          </table:table-cell>
          <table:table-cell office:value-type="float" office:value="0.0268317273849895" calcext:value-type="float">
            <text:p>0.0268317274</text:p>
          </table:table-cell>
          <table:table-cell office:value-type="float" office:value="0.10339456836548" calcext:value-type="float">
            <text:p>0.1033945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46672438310957" calcext:value-type="float">
            <text:p>0.0946672438</text:p>
          </table:table-cell>
          <table:table-cell office:value-type="float" office:value="0.0315698334507675" calcext:value-type="float">
            <text:p>0.0315698335</text:p>
          </table:table-cell>
          <table:table-cell office:value-type="float" office:value="0.0228195758609376" calcext:value-type="float">
            <text:p>0.0228195759</text:p>
          </table:table-cell>
          <table:table-cell office:value-type="float" office:value="0.109770607284502" calcext:value-type="float">
            <text:p>0.1097706073</text:p>
          </table:table-cell>
          <table:table-cell office:value-type="float" office:value="0.0000206342033054556" calcext:value-type="float">
            <text:p>2.06342033054556E-005</text:p>
          </table:table-cell>
          <table:table-cell office:value-type="float" office:value="0.109770607284502" calcext:value-type="float">
            <text:p>0.1097706073</text:p>
          </table:table-cell>
          <table:table-cell office:value-type="float" office:value="0.00306133592075966" calcext:value-type="float">
            <text:p>0.0030613359</text:p>
          </table:table-cell>
          <table:table-cell office:value-type="float" office:value="0.000654476944451061" calcext:value-type="float">
            <text:p>0.00065447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97110693567584" calcext:value-type="float">
            <text:p>0.0089711069</text:p>
          </table:table-cell>
          <table:table-cell office:value-type="float" office:value="0.128583758080236" calcext:value-type="float">
            <text:p>0.1285837581</text:p>
          </table:table-cell>
          <table:table-cell office:value-type="float" office:value="0" calcext:value-type="float">
            <text:p>0</text:p>
          </table:table-cell>
          <table:table-cell office:value-type="float" office:value="0.00399642965416064" calcext:value-type="float">
            <text:p>0.0039964297</text:p>
          </table:table-cell>
          <table:table-cell office:value-type="float" office:value="0.233719675891459" calcext:value-type="float">
            <text:p>0.2337196759</text:p>
          </table:table-cell>
          <table:table-cell office:value-type="float" office:value="0" calcext:value-type="float">
            <text:p>0</text:p>
          </table:table-cell>
          <table:table-cell office:value-type="float" office:value="0.0776162213701434" calcext:value-type="float">
            <text:p>0.0776162214</text:p>
          </table:table-cell>
          <table:table-cell office:value-type="float" office:value="0.0129903982944507" calcext:value-type="float">
            <text:p>0.0129903983</text:p>
          </table:table-cell>
          <table:table-cell office:value-type="float" office:value="0.0252590612269545" calcext:value-type="float">
            <text:p>0.0252590612</text:p>
          </table:table-cell>
          <table:table-cell office:value-type="float" office:value="0.0268317276526332" calcext:value-type="float">
            <text:p>0.0268317277</text:p>
          </table:table-cell>
          <table:table-cell office:value-type="float" office:value="0.103394564825638" calcext:value-type="float">
            <text:p>0.103394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46672375845854" calcext:value-type="float">
            <text:p>0.0946672376</text:p>
          </table:table-cell>
          <table:table-cell office:value-type="float" office:value="0.0315698350796402" calcext:value-type="float">
            <text:p>0.0315698351</text:p>
          </table:table-cell>
          <table:table-cell office:value-type="float" office:value="0.0228195771712791" calcext:value-type="float">
            <text:p>0.0228195772</text:p>
          </table:table-cell>
          <table:table-cell office:value-type="float" office:value="0.10977060100954" calcext:value-type="float">
            <text:p>0.109770601</text:p>
          </table:table-cell>
          <table:table-cell office:value-type="float" office:value="0.0000206342048315403" calcext:value-type="float">
            <text:p>2.06342048315403E-005</text:p>
          </table:table-cell>
          <table:table-cell office:value-type="float" office:value="0.10977060100954" calcext:value-type="float">
            <text:p>0.109770601</text:p>
          </table:table-cell>
          <table:table-cell office:value-type="float" office:value="0.00306133609941683" calcext:value-type="float">
            <text:p>0.0030613361</text:p>
          </table:table-cell>
          <table:table-cell office:value-type="float" office:value="0.000654476970321159" calcext:value-type="float">
            <text:p>0.00065447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225239253087" calcext:value-type="float">
            <text:p>0.0102252393</text:p>
          </table:table-cell>
          <table:table-cell office:value-type="float" office:value="0.146559356159817" calcext:value-type="float">
            <text:p>0.1465593562</text:p>
          </table:table-cell>
          <table:table-cell office:value-type="float" office:value="0" calcext:value-type="float">
            <text:p>0</text:p>
          </table:table-cell>
          <table:table-cell office:value-type="float" office:value="0.00455511816863649" calcext:value-type="float">
            <text:p>0.0045551182</text:p>
          </table:table-cell>
          <table:table-cell office:value-type="float" office:value="0.266392933635922" calcext:value-type="float">
            <text:p>0.2663929336</text:p>
          </table:table-cell>
          <table:table-cell office:value-type="float" office:value="0" calcext:value-type="float">
            <text:p>0</text:p>
          </table:table-cell>
          <table:table-cell office:value-type="float" office:value="0.0258940251418904" calcext:value-type="float">
            <text:p>0.0258940251</text:p>
          </table:table-cell>
          <table:table-cell office:value-type="float" office:value="0.0293550157777233" calcext:value-type="float">
            <text:p>0.0293550158</text:p>
          </table:table-cell>
          <table:table-cell office:value-type="float" office:value="0.0347732910226903" calcext:value-type="float">
            <text:p>0.034773291</text:p>
          </table:table-cell>
          <table:table-cell office:value-type="float" office:value="0.0122630880539118" calcext:value-type="float">
            <text:p>0.0122630881</text:p>
          </table:table-cell>
          <table:table-cell office:value-type="float" office:value="0.117848801727161" calcext:value-type="float">
            <text:p>0.1178488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15540251448114" calcext:value-type="float">
            <text:p>0.0315540251</text:p>
          </table:table-cell>
          <table:table-cell office:value-type="float" office:value="0.0359831969089002" calcext:value-type="float">
            <text:p>0.0359831969</text:p>
          </table:table-cell>
          <table:table-cell office:value-type="float" office:value="0.0229208748108588" calcext:value-type="float">
            <text:p>0.0229208748</text:p>
          </table:table-cell>
          <table:table-cell office:value-type="float" office:value="0.125116190565348" calcext:value-type="float">
            <text:p>0.1251161906</text:p>
          </table:table-cell>
          <table:table-cell office:value-type="float" office:value="0.0000235187997355317" calcext:value-type="float">
            <text:p>2.35187997355317E-005</text:p>
          </table:table-cell>
          <table:table-cell office:value-type="float" office:value="0.125116190565348" calcext:value-type="float">
            <text:p>0.1251161906</text:p>
          </table:table-cell>
          <table:table-cell office:value-type="float" office:value="0.00348930113442551" calcext:value-type="float">
            <text:p>0.0034893011</text:p>
          </table:table-cell>
          <table:table-cell office:value-type="float" office:value="0.000745970721830469" calcext:value-type="float">
            <text:p>0.00074597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31333327391686" calcext:value-type="float">
            <text:p>0.0131333327</text:p>
          </table:table-cell>
          <table:table-cell office:value-type="float" office:value="0.188241348233371" calcext:value-type="float">
            <text:p>0.1882413482</text:p>
          </table:table-cell>
          <table:table-cell office:value-type="float" office:value="0" calcext:value-type="float">
            <text:p>0</text:p>
          </table:table-cell>
          <table:table-cell office:value-type="float" office:value="0.00585060941511399" calcext:value-type="float">
            <text:p>0.0058506094</text:p>
          </table:table-cell>
          <table:table-cell office:value-type="float" office:value="0.342156019690529" calcext:value-type="float">
            <text:p>0.3421560197</text:p>
          </table:table-cell>
          <table:table-cell office:value-type="float" office:value="0.00617355098243021" calcext:value-type="float">
            <text:p>0.006173551</text:p>
          </table:table-cell>
          <table:table-cell office:value-type="float" office:value="0.0332583723004267" calcext:value-type="float">
            <text:p>0.0332583723</text:p>
          </table:table-cell>
          <table:table-cell office:value-type="float" office:value="0.0377036819975251" calcext:value-type="float">
            <text:p>0.037703682</text:p>
          </table:table-cell>
          <table:table-cell office:value-type="float" office:value="0.0446629319522298" calcext:value-type="float">
            <text:p>0.044662932</text:p>
          </table:table-cell>
          <table:table-cell office:value-type="float" office:value="0.0157507519437676" calcext:value-type="float">
            <text:p>0.0157507519</text:p>
          </table:table-cell>
          <table:table-cell office:value-type="float" office:value="0.151365414734798" calcext:value-type="float">
            <text:p>0.1513654147</text:p>
          </table:table-cell>
          <table:table-cell office:value-type="float" office:value="0.00617355098243021" calcext:value-type="float">
            <text:p>0.006173551</text:p>
          </table:table-cell>
          <table:table-cell office:value-type="float" office:value="0" calcext:value-type="float">
            <text:p>0</text:p>
          </table:table-cell>
          <table:table-cell office:value-type="float" office:value="0.00172109926053843" calcext:value-type="float">
            <text:p>0.0017210993</text:p>
          </table:table-cell>
          <table:table-cell office:value-type="float" office:value="0" calcext:value-type="float">
            <text:p>0</text:p>
          </table:table-cell>
          <table:table-cell office:value-type="float" office:value="0.0405280984483664" calcext:value-type="float">
            <text:p>0.0405280984</text:p>
          </table:table-cell>
          <table:table-cell office:value-type="float" office:value="0.046216943850849" calcext:value-type="float">
            <text:p>0.0462169439</text:p>
          </table:table-cell>
          <table:table-cell office:value-type="float" office:value="0.0294396511075483" calcext:value-type="float">
            <text:p>0.0294396511</text:p>
          </table:table-cell>
          <table:table-cell office:value-type="float" office:value="0.0114638296169946" calcext:value-type="float">
            <text:p>0.0114638296</text:p>
          </table:table-cell>
          <table:table-cell office:value-type="float" office:value="0.0000302076271143491" calcext:value-type="float">
            <text:p>3.02076271143491E-005</text:p>
          </table:table-cell>
          <table:table-cell office:value-type="float" office:value="0.0114638296169946" calcext:value-type="float">
            <text:p>0.0114638296</text:p>
          </table:table-cell>
          <table:table-cell office:value-type="float" office:value="0.00448167063634968" calcext:value-type="float">
            <text:p>0.0044816706</text:p>
          </table:table-cell>
          <table:table-cell office:value-type="float" office:value="0.000958127446653433" calcext:value-type="float">
            <text:p>0.00095812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95978634701736" calcext:value-type="float">
            <text:p>0.0079597863</text:p>
          </table:table-cell>
          <table:table-cell office:value-type="float" office:value="0.114088398805538" calcext:value-type="float">
            <text:p>0.1140883988</text:p>
          </table:table-cell>
          <table:table-cell office:value-type="float" office:value="0" calcext:value-type="float">
            <text:p>0</text:p>
          </table:table-cell>
          <table:table-cell office:value-type="float" office:value="0.00354590840804817" calcext:value-type="float">
            <text:p>0.0035459084</text:p>
          </table:table-cell>
          <table:table-cell office:value-type="float" office:value="0.2073722356045" calcext:value-type="float">
            <text:p>0.2073722356</text:p>
          </table:table-cell>
          <table:table-cell office:value-type="float" office:value="0.211644030804824" calcext:value-type="float">
            <text:p>0.2116440308</text:p>
          </table:table-cell>
          <table:table-cell office:value-type="float" office:value="0" calcext:value-type="float">
            <text:p>0</text:p>
          </table:table-cell>
          <table:table-cell office:value-type="float" office:value="0.0228512643201613" calcext:value-type="float">
            <text:p>0.0228512643</text:p>
          </table:table-cell>
          <table:table-cell office:value-type="float" office:value="0.0220761077087918" calcext:value-type="float">
            <text:p>0.0220761077</text:p>
          </table:table-cell>
          <table:table-cell office:value-type="float" office:value="0.00166906968062615" calcext:value-type="float">
            <text:p>0.0016690697</text:p>
          </table:table-cell>
          <table:table-cell office:value-type="float" office:value="0.0911127510332858" calcext:value-type="float">
            <text:p>0.091112751</text:p>
          </table:table-cell>
          <table:table-cell office:value-type="float" office:value="0.211644030804824" calcext:value-type="float">
            <text:p>0.2116440308</text:p>
          </table:table-cell>
          <table:table-cell office:value-type="float" office:value="0" calcext:value-type="float">
            <text:p>0</text:p>
          </table:table-cell>
          <table:table-cell office:value-type="float" office:value="0.0586956685819534" calcext:value-type="float">
            <text:p>0.058695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0109369915021" calcext:value-type="float">
            <text:p>0.028010937</text:p>
          </table:table-cell>
          <table:table-cell office:value-type="float" office:value="0.0136715867094384" calcext:value-type="float">
            <text:p>0.0136715867</text:p>
          </table:table-cell>
          <table:table-cell office:value-type="float" office:value="0" calcext:value-type="float">
            <text:p>0</text:p>
          </table:table-cell>
          <table:table-cell office:value-type="float" office:value="0.000531524967569453" calcext:value-type="float">
            <text:p>0.000531525</text:p>
          </table:table-cell>
          <table:table-cell office:value-type="float" office:value="0" calcext:value-type="float">
            <text:p>0</text:p>
          </table:table-cell>
          <table:table-cell office:value-type="float" office:value="0.00271622867603799" calcext:value-type="float">
            <text:p>0.0027162287</text:p>
          </table:table-cell>
          <table:table-cell office:value-type="float" office:value="0.00112272099697497" calcext:value-type="float">
            <text:p>0.0011227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1787703535558" calcext:value-type="float">
            <text:p>0.0117877035</text:p>
          </table:table-cell>
          <table:table-cell office:value-type="float" office:value="0.168954318096093" calcext:value-type="float">
            <text:p>0.1689543181</text:p>
          </table:table-cell>
          <table:table-cell office:value-type="float" office:value="0" calcext:value-type="float">
            <text:p>0</text:p>
          </table:table-cell>
          <table:table-cell office:value-type="float" office:value="0.00525116077730464" calcext:value-type="float">
            <text:p>0.0052511608</text:p>
          </table:table-cell>
          <table:table-cell office:value-type="float" office:value="0.30709904126404" calcext:value-type="float">
            <text:p>0.3070990413</text:p>
          </table:table-cell>
          <table:table-cell office:value-type="float" office:value="0.102253867488004" calcext:value-type="float">
            <text:p>0.1022538675</text:p>
          </table:table-cell>
          <table:table-cell office:value-type="float" office:value="0" calcext:value-type="float">
            <text:p>0</text:p>
          </table:table-cell>
          <table:table-cell office:value-type="float" office:value="0.0338406006674504" calcext:value-type="float">
            <text:p>0.0338406007</text:p>
          </table:table-cell>
          <table:table-cell office:value-type="float" office:value="0.0326926642084955" calcext:value-type="float">
            <text:p>0.0326926642</text:p>
          </table:table-cell>
          <table:table-cell office:value-type="float" office:value="0.00247173731801447" calcext:value-type="float">
            <text:p>0.0024717373</text:p>
          </table:table-cell>
          <table:table-cell office:value-type="float" office:value="0.134929517942014" calcext:value-type="float">
            <text:p>0.1349295179</text:p>
          </table:table-cell>
          <table:table-cell office:value-type="float" office:value="0.102253867488004" calcext:value-type="float">
            <text:p>0.1022538675</text:p>
          </table:table-cell>
          <table:table-cell office:value-type="float" office:value="0" calcext:value-type="float">
            <text:p>0</text:p>
          </table:table-cell>
          <table:table-cell office:value-type="float" office:value="0.0283582698331942" calcext:value-type="float">
            <text:p>0.0283582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481596914909" calcext:value-type="float">
            <text:p>0.0414815969</text:p>
          </table:table-cell>
          <table:table-cell office:value-type="float" office:value="0.0202463499111965" calcext:value-type="float">
            <text:p>0.0202463499</text:p>
          </table:table-cell>
          <table:table-cell office:value-type="float" office:value="0" calcext:value-type="float">
            <text:p>0</text:p>
          </table:table-cell>
          <table:table-cell office:value-type="float" office:value="0.000787139100542475" calcext:value-type="float">
            <text:p>0.0007871391</text:p>
          </table:table-cell>
          <table:table-cell office:value-type="float" office:value="0" calcext:value-type="float">
            <text:p>0</text:p>
          </table:table-cell>
          <table:table-cell office:value-type="float" office:value="0.00402248243130266" calcext:value-type="float">
            <text:p>0.0040224824</text:p>
          </table:table-cell>
          <table:table-cell office:value-type="float" office:value="0.00166264547980685" calcext:value-type="float">
            <text:p>0.00166264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66072471359146" calcext:value-type="float">
            <text:p>0.0016607247</text:p>
          </table:table-cell>
          <table:table-cell office:value-type="float" office:value="0.318931509159608" calcext:value-type="float">
            <text:p>0.3189315092</text:p>
          </table:table-cell>
          <table:table-cell office:value-type="float" office:value="0.0000452289917013044" calcext:value-type="float">
            <text:p>0.000045229</text:p>
          </table:table-cell>
          <table:table-cell office:value-type="float" office:value="0.00991250649844111" calcext:value-type="float">
            <text:p>0.0099125065</text:p>
          </table:table-cell>
          <table:table-cell office:value-type="float" office:value="0.482023149675914" calcext:value-type="float">
            <text:p>0.4820231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8801871592552" calcext:value-type="float">
            <text:p>0.0638801872</text:p>
          </table:table-cell>
          <table:table-cell office:value-type="float" office:value="0.000000884027645017486" calcext:value-type="float">
            <text:p>0.000000884</text:p>
          </table:table-cell>
          <table:table-cell office:value-type="float" office:value="0.00000470228911624826" calcext:value-type="float">
            <text:p>4.70228911624826E-006</text:p>
          </table:table-cell>
          <table:table-cell office:value-type="float" office:value="0.0163745661020256" calcext:value-type="float">
            <text:p>0.0163745661</text:p>
          </table:table-cell>
          <table:table-cell office:value-type="float" office:value="0" calcext:value-type="float">
            <text:p>0</text:p>
          </table:table-cell>
          <table:table-cell office:value-type="float" office:value="0.0103954377756753" calcext:value-type="float">
            <text:p>0.0103954378</text:p>
          </table:table-cell>
          <table:table-cell office:value-type="float" office:value="0" calcext:value-type="float">
            <text:p>0</text:p>
          </table:table-cell>
          <table:table-cell office:value-type="float" office:value="0.0000675528984136201" calcext:value-type="float">
            <text:p>6.75528984136201E-005</text:p>
          </table:table-cell>
          <table:table-cell office:value-type="float" office:value="0" calcext:value-type="float">
            <text:p>0</text:p>
          </table:table-cell>
          <table:table-cell office:value-type="float" office:value="0.0527544536395315" calcext:value-type="float">
            <text:p>0.0527544536</text:p>
          </table:table-cell>
          <table:table-cell office:value-type="float" office:value="0.0281316591621411" calcext:value-type="float">
            <text:p>0.0281316592</text:p>
          </table:table-cell>
          <table:table-cell office:value-type="float" office:value="0" calcext:value-type="float">
            <text:p>0</text:p>
          </table:table-cell>
          <table:table-cell office:value-type="float" office:value="0.0014858660839989" calcext:value-type="float">
            <text:p>0.0014858661</text:p>
          </table:table-cell>
          <table:table-cell office:value-type="float" office:value="0" calcext:value-type="float">
            <text:p>0</text:p>
          </table:table-cell>
          <table:table-cell office:value-type="float" office:value="0.00759315597985284" calcext:value-type="float">
            <text:p>0.007593156</text:p>
          </table:table-cell>
          <table:table-cell office:value-type="float" office:value="0.00313854120677047" calcext:value-type="float">
            <text:p>0.00313854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0658840176717" calcext:value-type="float">
            <text:p>0.002065884</text:p>
          </table:table-cell>
          <table:table-cell office:value-type="float" office:value="0.396739763383786" calcext:value-type="float">
            <text:p>0.3967397634</text:p>
          </table:table-cell>
          <table:table-cell office:value-type="float" office:value="0.0000562633010783868" calcext:value-type="float">
            <text:p>5.62633010783868E-005</text:p>
          </table:table-cell>
          <table:table-cell office:value-type="float" office:value="0.0123308140939938" calcext:value-type="float">
            <text:p>0.0123308141</text:p>
          </table:table-cell>
          <table:table-cell office:value-type="float" office:value="0.144417511951911" calcext:value-type="float">
            <text:p>0.144417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4647431260491" calcext:value-type="float">
            <text:p>0.0794647431</text:p>
          </table:table-cell>
          <table:table-cell office:value-type="float" office:value="0.00000109969976973762" calcext:value-type="float">
            <text:p>1.09969976973762E-006</text:p>
          </table:table-cell>
          <table:table-cell office:value-type="float" office:value="0.00000584948474858854" calcext:value-type="float">
            <text:p>5.84948474858854E-006</text:p>
          </table:table-cell>
          <table:table-cell office:value-type="float" office:value="0.0203693935522034" calcext:value-type="float">
            <text:p>0.0203693936</text:p>
          </table:table-cell>
          <table:table-cell office:value-type="float" office:value="0" calcext:value-type="float">
            <text:p>0</text:p>
          </table:table-cell>
          <table:table-cell office:value-type="float" office:value="0.0926412302967995" calcext:value-type="float">
            <text:p>0.0926412303</text:p>
          </table:table-cell>
          <table:table-cell office:value-type="float" office:value="0" calcext:value-type="float">
            <text:p>0</text:p>
          </table:table-cell>
          <table:table-cell office:value-type="float" office:value="0.131611584662774" calcext:value-type="float">
            <text:p>0.1316115847</text:p>
          </table:table-cell>
          <table:table-cell office:value-type="float" office:value="0" calcext:value-type="float">
            <text:p>0</text:p>
          </table:table-cell>
          <table:table-cell office:value-type="float" office:value="0.0656247120356414" calcext:value-type="float">
            <text:p>0.065624712</text:p>
          </table:table-cell>
          <table:table-cell office:value-type="float" office:value="0.0349948065649591" calcext:value-type="float">
            <text:p>0.0349948066</text:p>
          </table:table-cell>
          <table:table-cell office:value-type="float" office:value="0" calcext:value-type="float">
            <text:p>0</text:p>
          </table:table-cell>
          <table:table-cell office:value-type="float" office:value="0.00184836589527016" calcext:value-type="float">
            <text:p>0.0018483659</text:p>
          </table:table-cell>
          <table:table-cell office:value-type="float" office:value="0" calcext:value-type="float">
            <text:p>0</text:p>
          </table:table-cell>
          <table:table-cell office:value-type="float" office:value="0.00944562224002024" calcext:value-type="float">
            <text:p>0.0094456222</text:p>
          </table:table-cell>
          <table:table-cell office:value-type="float" office:value="0.00390423625301034" calcext:value-type="float">
            <text:p>0.00390423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60227864581057" calcext:value-type="float">
            <text:p>0.4602278646</text:p>
          </table:table-cell>
          <table:table-cell office:value-type="float" office:value="0.0889855483315241" calcext:value-type="float">
            <text:p>0.0889855483</text:p>
          </table:table-cell>
          <table:table-cell office:value-type="float" office:value="0.0352558067013657" calcext:value-type="float">
            <text:p>0.0352558067</text:p>
          </table:table-cell>
          <table:table-cell office:value-type="float" office:value="0.00299077028305441" calcext:value-type="float">
            <text:p>0.002990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202651377973" calcext:value-type="float">
            <text:p>0.2272026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271078987859458" calcext:value-type="float">
            <text:p>0.0027107899</text:p>
          </table:table-cell>
          <table:table-cell office:value-type="float" office:value="0" calcext:value-type="float">
            <text:p>0</text:p>
          </table:table-cell>
          <table:table-cell office:value-type="float" office:value="0.122582220030863" calcext:value-type="float">
            <text:p>0.12258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4276691189185" calcext:value-type="float">
            <text:p>0.0019427669</text:p>
          </table:table-cell>
          <table:table-cell office:value-type="float" office:value="0" calcext:value-type="float">
            <text:p>0</text:p>
          </table:table-cell>
          <table:table-cell office:value-type="float" office:value="0.00528477880768986" calcext:value-type="float">
            <text:p>0.0052847788</text:p>
          </table:table-cell>
          <table:table-cell office:value-type="float" office:value="0" calcext:value-type="float">
            <text:p>0</text:p>
          </table:table-cell>
          <table:table-cell office:value-type="float" office:value="0.0270065753254466" calcext:value-type="float">
            <text:p>0.0270065753</text:p>
          </table:table-cell>
          <table:table-cell office:value-type="float" office:value="0.0182782124301112" calcext:value-type="float">
            <text:p>0.01827821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27956062875452" calcext:value-type="float">
            <text:p>0.5279560629</text:p>
          </table:table-cell>
          <table:table-cell office:value-type="float" office:value="0.102080877633296" calcext:value-type="float">
            <text:p>0.1020808776</text:p>
          </table:table-cell>
          <table:table-cell office:value-type="float" office:value="0.0404441351836432" calcext:value-type="float">
            <text:p>0.0404441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0638308768381" calcext:value-type="float">
            <text:p>0.26063830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222866902327794" calcext:value-type="float">
            <text:p>0.002228669</text:p>
          </table:table-cell>
          <table:table-cell office:value-type="float" office:value="0" calcext:value-type="float">
            <text:p>0</text:p>
          </table:table-cell>
          <table:table-cell office:value-type="float" office:value="0.00606249952963113" calcext:value-type="float">
            <text:p>0.0060624995</text:p>
          </table:table-cell>
          <table:table-cell office:value-type="float" office:value="0" calcext:value-type="float">
            <text:p>0</text:p>
          </table:table-cell>
          <table:table-cell office:value-type="float" office:value="0.0309809254934139" calcext:value-type="float">
            <text:p>0.0309809255</text:p>
          </table:table-cell>
          <table:table-cell office:value-type="float" office:value="0.0209680766607495" calcext:value-type="float">
            <text:p>0.02096807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815917453284" calcext:value-type="float">
            <text:p>0.3388159175</text:p>
          </table:table-cell>
          <table:table-cell office:value-type="float" office:value="0.104966795006598" calcext:value-type="float">
            <text:p>0.104966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3231986140356" calcext:value-type="float">
            <text:p>0.383231986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57343234744085" calcext:value-type="float">
            <text:p>0.0157343235</text:p>
          </table:table-cell>
          <table:table-cell office:value-type="float" office:value="0" calcext:value-type="float">
            <text:p>0</text:p>
          </table:table-cell>
          <table:table-cell office:value-type="float" office:value="0.0804064213827485" calcext:value-type="float">
            <text:p>0.0804064214</text:p>
          </table:table-cell>
          <table:table-cell office:value-type="float" office:value="0.0544195557717888" calcext:value-type="float">
            <text:p>0.05441955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815912197179" calcext:value-type="float">
            <text:p>0.3388159122</text:p>
          </table:table-cell>
          <table:table-cell office:value-type="float" office:value="0.104966788881604" calcext:value-type="float">
            <text:p>0.1049667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323199761059" calcext:value-type="float">
            <text:p>0.38323199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57343234198417" calcext:value-type="float">
            <text:p>0.0157343234</text:p>
          </table:table-cell>
          <table:table-cell office:value-type="float" office:value="0" calcext:value-type="float">
            <text:p>0</text:p>
          </table:table-cell>
          <table:table-cell office:value-type="float" office:value="0.0804064223025687" calcext:value-type="float">
            <text:p>0.0804064223</text:p>
          </table:table-cell>
          <table:table-cell office:value-type="float" office:value="0.0544195543951639" calcext:value-type="float">
            <text:p>0.054419554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1351356795347" calcext:value-type="float">
            <text:p>0.5613513568</text:p>
          </table:table-cell>
          <table:table-cell office:value-type="float" office:value="0.173909342833361" calcext:value-type="float">
            <text:p>0.173909342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60814144011193" calcext:value-type="float">
            <text:p>0.0260814144</text:p>
          </table:table-cell>
          <table:table-cell office:value-type="float" office:value="0" calcext:value-type="float">
            <text:p>0</text:p>
          </table:table-cell>
          <table:table-cell office:value-type="float" office:value="0.133217643267763" calcext:value-type="float">
            <text:p>0.1332176433</text:p>
          </table:table-cell>
          <table:table-cell office:value-type="float" office:value="0.0978620009174996" calcext:value-type="float">
            <text:p>0.097862000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1351367141176" calcext:value-type="float">
            <text:p>0.5613513671</text:p>
          </table:table-cell>
          <table:table-cell office:value-type="float" office:value="0.17390932836679" calcext:value-type="float">
            <text:p>0.173909328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6081414208613" calcext:value-type="float">
            <text:p>0.0260814142</text:p>
          </table:table-cell>
          <table:table-cell office:value-type="float" office:value="0" calcext:value-type="float">
            <text:p>0</text:p>
          </table:table-cell>
          <table:table-cell office:value-type="float" office:value="0.13321764247369" calcext:value-type="float">
            <text:p>0.1332176425</text:p>
          </table:table-cell>
          <table:table-cell office:value-type="float" office:value="0.0978620061777282" calcext:value-type="float">
            <text:p>0.0978620062</text:p>
          </table:table-cell>
          <table:table-cell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table:number-columns-repeated="2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office:value-type="float" office:value="485" calcext:value-type="float">
            <text:p>485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569" calcext:value-type="float">
            <text:p>569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547" calcext:value-type="float">
            <text:p>547</text:p>
          </table:table-cell>
          <table:table-cell office:value-type="float" office:value="263" calcext:value-type="float">
            <text:p>263</text:p>
          </table:table-cell>
          <table:table-cell office:value-type="float" office:value="290" calcext:value-type="float">
            <text:p>290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53" calcext:value-type="float">
            <text:p>453</text:p>
          </table:table-cell>
          <table:table-cell office:value-type="float" office:value="478" calcext:value-type="float">
            <text:p>478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6697180196528" calcext:value-type="float">
            <text:p>0.026669718</text:p>
          </table:table-cell>
          <table:table-cell office:value-type="float" office:value="0.0355980704838464" calcext:value-type="float">
            <text:p>0.0355980705</text:p>
          </table:table-cell>
          <table:table-cell office:value-type="float" office:value="0" calcext:value-type="float">
            <text:p>0</text:p>
          </table:table-cell>
          <table:table-cell office:value-type="float" office:value="0.0121293575596362" calcext:value-type="float">
            <text:p>0.0121293576</text:p>
          </table:table-cell>
          <table:table-cell office:value-type="float" office:value="0.208619226559637" calcext:value-type="float">
            <text:p>0.2086192266</text:p>
          </table:table-cell>
          <table:table-cell office:value-type="float" office:value="0" calcext:value-type="float">
            <text:p>0</text:p>
          </table:table-cell>
          <table:table-cell office:value-type="float" office:value="0.090362863661119" calcext:value-type="float">
            <text:p>0.0903628637</text:p>
          </table:table-cell>
          <table:table-cell office:value-type="float" office:value="0" calcext:value-type="float">
            <text:p>0</text:p>
          </table:table-cell>
          <table:table-cell office:value-type="float" office:value="0.0252619855713375" calcext:value-type="float">
            <text:p>0.0252619856</text:p>
          </table:table-cell>
          <table:table-cell office:value-type="float" office:value="0.0534349626060576" calcext:value-type="float">
            <text:p>0.0534349626</text:p>
          </table:table-cell>
          <table:table-cell office:value-type="float" office:value="0.0987407303639846" calcext:value-type="float">
            <text:p>0.0987407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1099171797262" calcext:value-type="float">
            <text:p>0.1010991718</text:p>
          </table:table-cell>
          <table:table-cell office:value-type="float" office:value="0.0314383239205202" calcext:value-type="float">
            <text:p>0.0314383239</text:p>
          </table:table-cell>
          <table:table-cell office:value-type="float" office:value="0.00922587700099257" calcext:value-type="float">
            <text:p>0.009225877</text:p>
          </table:table-cell>
          <table:table-cell office:value-type="float" office:value="0.116885401973494" calcext:value-type="float">
            <text:p>0.116885402</text:p>
          </table:table-cell>
          <table:table-cell office:value-type="float" office:value="0.00108516627228668" calcext:value-type="float">
            <text:p>0.0010851663</text:p>
          </table:table-cell>
          <table:table-cell office:value-type="float" office:value="0.116885401973494" calcext:value-type="float">
            <text:p>0.116885402</text:p>
          </table:table-cell>
          <table:table-cell office:value-type="float" office:value="0.00856602239612623" calcext:value-type="float">
            <text:p>0.0085660224</text:p>
          </table:table-cell>
          <table:table-cell office:value-type="float" office:value="0.00398528176305006" calcext:value-type="float">
            <text:p>0.00398528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54865031764485" calcext:value-type="float">
            <text:p>0.0254865032</text:p>
          </table:table-cell>
          <table:table-cell office:value-type="float" office:value="0.0838877008670668" calcext:value-type="float">
            <text:p>0.0838877009</text:p>
          </table:table-cell>
          <table:table-cell office:value-type="float" office:value="0" calcext:value-type="float">
            <text:p>0</text:p>
          </table:table-cell>
          <table:table-cell office:value-type="float" office:value="0.0094207062285914" calcext:value-type="float">
            <text:p>0.0094207062</text:p>
          </table:table-cell>
          <table:table-cell office:value-type="float" office:value="0.162031701793878" calcext:value-type="float">
            <text:p>0.1620317018</text:p>
          </table:table-cell>
          <table:table-cell office:value-type="float" office:value="0" calcext:value-type="float">
            <text:p>0</text:p>
          </table:table-cell>
          <table:table-cell office:value-type="float" office:value="0.0701836010967749" calcext:value-type="float">
            <text:p>0.0701836011</text:p>
          </table:table-cell>
          <table:table-cell office:value-type="float" office:value="0.0381722297615875" calcext:value-type="float">
            <text:p>0.0381722298</text:p>
          </table:table-cell>
          <table:table-cell office:value-type="float" office:value="0.0642020361460178" calcext:value-type="float">
            <text:p>0.0642020361</text:p>
          </table:table-cell>
          <table:table-cell office:value-type="float" office:value="0.0361624448792115" calcext:value-type="float">
            <text:p>0.0361624449</text:p>
          </table:table-cell>
          <table:table-cell office:value-type="float" office:value="0.0766905756535017" calcext:value-type="float">
            <text:p>0.0766905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85223448787884" calcext:value-type="float">
            <text:p>0.0785223449</text:p>
          </table:table-cell>
          <table:table-cell office:value-type="float" office:value="0.0634612750466424" calcext:value-type="float">
            <text:p>0.063461275</text:p>
          </table:table-cell>
          <table:table-cell office:value-type="float" office:value="0.0415413489969129" calcext:value-type="float">
            <text:p>0.041541349</text:p>
          </table:table-cell>
          <table:table-cell office:value-type="float" office:value="0.0907832940853739" calcext:value-type="float">
            <text:p>0.0907832941</text:p>
          </table:table-cell>
          <table:table-cell office:value-type="float" office:value="0.00084283381128184" calcext:value-type="float">
            <text:p>0.0008428338</text:p>
          </table:table-cell>
          <table:table-cell office:value-type="float" office:value="0.0907832940853739" calcext:value-type="float">
            <text:p>0.0907832941</text:p>
          </table:table-cell>
          <table:table-cell office:value-type="float" office:value="0.0106325198935122" calcext:value-type="float">
            <text:p>0.0106325199</text:p>
          </table:table-cell>
          <table:table-cell office:value-type="float" office:value="0.00505737091220127" calcext:value-type="float">
            <text:p>0.00505737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54865031764485" calcext:value-type="float">
            <text:p>0.0254865032</text:p>
          </table:table-cell>
          <table:table-cell office:value-type="float" office:value="0.0838877008670668" calcext:value-type="float">
            <text:p>0.0838877009</text:p>
          </table:table-cell>
          <table:table-cell office:value-type="float" office:value="0" calcext:value-type="float">
            <text:p>0</text:p>
          </table:table-cell>
          <table:table-cell office:value-type="float" office:value="0.0094207062285914" calcext:value-type="float">
            <text:p>0.0094207062</text:p>
          </table:table-cell>
          <table:table-cell office:value-type="float" office:value="0.162031701793878" calcext:value-type="float">
            <text:p>0.1620317018</text:p>
          </table:table-cell>
          <table:table-cell office:value-type="float" office:value="0" calcext:value-type="float">
            <text:p>0</text:p>
          </table:table-cell>
          <table:table-cell office:value-type="float" office:value="0.0701836010967749" calcext:value-type="float">
            <text:p>0.0701836011</text:p>
          </table:table-cell>
          <table:table-cell office:value-type="float" office:value="0.0381722297615875" calcext:value-type="float">
            <text:p>0.0381722298</text:p>
          </table:table-cell>
          <table:table-cell office:value-type="float" office:value="0.0642020361460178" calcext:value-type="float">
            <text:p>0.0642020361</text:p>
          </table:table-cell>
          <table:table-cell office:value-type="float" office:value="0.0361624448792115" calcext:value-type="float">
            <text:p>0.0361624449</text:p>
          </table:table-cell>
          <table:table-cell office:value-type="float" office:value="0.0766905756535017" calcext:value-type="float">
            <text:p>0.0766905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85223448787884" calcext:value-type="float">
            <text:p>0.0785223449</text:p>
          </table:table-cell>
          <table:table-cell office:value-type="float" office:value="0.0634612750466424" calcext:value-type="float">
            <text:p>0.063461275</text:p>
          </table:table-cell>
          <table:table-cell office:value-type="float" office:value="0.0415413489969129" calcext:value-type="float">
            <text:p>0.041541349</text:p>
          </table:table-cell>
          <table:table-cell office:value-type="float" office:value="0.0907832940853739" calcext:value-type="float">
            <text:p>0.0907832941</text:p>
          </table:table-cell>
          <table:table-cell office:value-type="float" office:value="0.00084283381128184" calcext:value-type="float">
            <text:p>0.0008428338</text:p>
          </table:table-cell>
          <table:table-cell office:value-type="float" office:value="0.0907832940853739" calcext:value-type="float">
            <text:p>0.0907832941</text:p>
          </table:table-cell>
          <table:table-cell office:value-type="float" office:value="0.0106325198935122" calcext:value-type="float">
            <text:p>0.0106325199</text:p>
          </table:table-cell>
          <table:table-cell office:value-type="float" office:value="0.00505737091220127" calcext:value-type="float">
            <text:p>0.00505737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71754089990219" calcext:value-type="float">
            <text:p>0.027175409</text:p>
          </table:table-cell>
          <table:table-cell office:value-type="float" office:value="0.0894466598759121" calcext:value-type="float">
            <text:p>0.0894466599</text:p>
          </table:table-cell>
          <table:table-cell office:value-type="float" office:value="0" calcext:value-type="float">
            <text:p>0</text:p>
          </table:table-cell>
          <table:table-cell office:value-type="float" office:value="0.0100449851063985" calcext:value-type="float">
            <text:p>0.0100449851</text:p>
          </table:table-cell>
          <table:table-cell office:value-type="float" office:value="0.1727690039144" calcext:value-type="float">
            <text:p>0.1727690039</text:p>
          </table:table-cell>
          <table:table-cell office:value-type="float" office:value="0" calcext:value-type="float">
            <text:p>0</text:p>
          </table:table-cell>
          <table:table-cell office:value-type="float" office:value="0.0404865995146999" calcext:value-type="float">
            <text:p>0.0404865995</text:p>
          </table:table-cell>
          <table:table-cell office:value-type="float" office:value="0.0573098913179454" calcext:value-type="float">
            <text:p>0.0573098913</text:p>
          </table:table-cell>
          <table:table-cell office:value-type="float" office:value="0.0752341811731931" calcext:value-type="float">
            <text:p>0.0752341812</text:p>
          </table:table-cell>
          <table:table-cell office:value-type="float" office:value="0.0244166168133856" calcext:value-type="float">
            <text:p>0.0244166168</text:p>
          </table:table-cell>
          <table:table-cell office:value-type="float" office:value="0.081772605104972" calcext:value-type="float">
            <text:p>0.08177260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52765036043877" calcext:value-type="float">
            <text:p>0.0452765036</text:p>
          </table:table-cell>
          <table:table-cell office:value-type="float" office:value="0.0676666427344799" calcext:value-type="float">
            <text:p>0.0676666427</text:p>
          </table:table-cell>
          <table:table-cell office:value-type="float" office:value="0.0415809611986101" calcext:value-type="float">
            <text:p>0.0415809612</text:p>
          </table:table-cell>
          <table:table-cell office:value-type="float" office:value="0.096799201128866" calcext:value-type="float">
            <text:p>0.0967992011</text:p>
          </table:table-cell>
          <table:table-cell office:value-type="float" office:value="0.00089868560552292" calcext:value-type="float">
            <text:p>0.0008986856</text:p>
          </table:table-cell>
          <table:table-cell office:value-type="float" office:value="0.096799201128866" calcext:value-type="float">
            <text:p>0.0967992011</text:p>
          </table:table-cell>
          <table:table-cell office:value-type="float" office:value="0.0113371016335987" calcext:value-type="float">
            <text:p>0.0113371016</text:p>
          </table:table-cell>
          <table:table-cell office:value-type="float" office:value="0.00539250606673369" calcext:value-type="float">
            <text:p>0.00539250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90288935520808" calcext:value-type="float">
            <text:p>0.0290288936</text:p>
          </table:table-cell>
          <table:table-cell office:value-type="float" office:value="0.0955473225157525" calcext:value-type="float">
            <text:p>0.0955473225</text:p>
          </table:table-cell>
          <table:table-cell office:value-type="float" office:value="0" calcext:value-type="float">
            <text:p>0</text:p>
          </table:table-cell>
          <table:table-cell office:value-type="float" office:value="0.0107300980602123" calcext:value-type="float">
            <text:p>0.0107300981</text:p>
          </table:table-cell>
          <table:table-cell office:value-type="float" office:value="0.184552623436528" calcext:value-type="float">
            <text:p>0.1845526234</text:p>
          </table:table-cell>
          <table:table-cell office:value-type="float" office:value="0.0346830786615352" calcext:value-type="float">
            <text:p>0.0346830787</text:p>
          </table:table-cell>
          <table:table-cell office:value-type="float" office:value="0.0432479668526884" calcext:value-type="float">
            <text:p>0.0432479669</text:p>
          </table:table-cell>
          <table:table-cell office:value-type="float" office:value="0.0612186824717094" calcext:value-type="float">
            <text:p>0.0612186825</text:p>
          </table:table-cell>
          <table:table-cell office:value-type="float" office:value="0.0803654891388456" calcext:value-type="float">
            <text:p>0.0803654891</text:p>
          </table:table-cell>
          <table:table-cell office:value-type="float" office:value="0.0260819393887771" calcext:value-type="float">
            <text:p>0.0260819394</text:p>
          </table:table-cell>
          <table:table-cell office:value-type="float" office:value="0.0873498628540975" calcext:value-type="float">
            <text:p>0.0873498629</text:p>
          </table:table-cell>
          <table:table-cell office:value-type="float" office:value="0.0346830786615352" calcext:value-type="float">
            <text:p>0.0346830787</text:p>
          </table:table-cell>
          <table:table-cell office:value-type="float" office:value="0" calcext:value-type="float">
            <text:p>0</text:p>
          </table:table-cell>
          <table:table-cell office:value-type="float" office:value="0.0139971487087564" calcext:value-type="float">
            <text:p>0.0139971487</text:p>
          </table:table-cell>
          <table:table-cell office:value-type="float" office:value="0" calcext:value-type="float">
            <text:p>0</text:p>
          </table:table-cell>
          <table:table-cell office:value-type="float" office:value="0.0483645638448156" calcext:value-type="float">
            <text:p>0.0483645638</text:p>
          </table:table-cell>
          <table:table-cell office:value-type="float" office:value="0.0722818107001296" calcext:value-type="float">
            <text:p>0.0722818107</text:p>
          </table:table-cell>
          <table:table-cell office:value-type="float" office:value="0.0444169689026979" calcext:value-type="float">
            <text:p>0.0444169689</text:p>
          </table:table-cell>
          <table:table-cell office:value-type="float" office:value="0.0276174485738603" calcext:value-type="float">
            <text:p>0.0276174486</text:p>
          </table:table-cell>
          <table:table-cell office:value-type="float" office:value="0.000959979987070335" calcext:value-type="float">
            <text:p>0.00095998</text:p>
          </table:table-cell>
          <table:table-cell office:value-type="float" office:value="0.0276174485738603" calcext:value-type="float">
            <text:p>0.0276174486</text:p>
          </table:table-cell>
          <table:table-cell office:value-type="float" office:value="0.0121103427191363" calcext:value-type="float">
            <text:p>0.0121103427</text:p>
          </table:table-cell>
          <table:table-cell office:value-type="float" office:value="0.00576029912174629" calcext:value-type="float">
            <text:p>0.005760299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182431745455" calcext:value-type="float">
            <text:p>0.0218243175</text:p>
          </table:table-cell>
          <table:table-cell office:value-type="float" office:value="0.0718337781209229" calcext:value-type="float">
            <text:p>0.0718337781</text:p>
          </table:table-cell>
          <table:table-cell office:value-type="float" office:value="0" calcext:value-type="float">
            <text:p>0</text:p>
          </table:table-cell>
          <table:table-cell office:value-type="float" office:value="0.00806703383180579" calcext:value-type="float">
            <text:p>0.0080670338</text:p>
          </table:table-cell>
          <table:table-cell office:value-type="float" office:value="0.138749175325014" calcext:value-type="float">
            <text:p>0.1387491753</text:p>
          </table:table-cell>
          <table:table-cell office:value-type="float" office:value="0.196110156949351" calcext:value-type="float">
            <text:p>0.1961101569</text:p>
          </table:table-cell>
          <table:table-cell office:value-type="float" office:value="0" calcext:value-type="float">
            <text:p>0</text:p>
          </table:table-cell>
          <table:table-cell office:value-type="float" office:value="0.0460250390878614" calcext:value-type="float">
            <text:p>0.0460250391</text:p>
          </table:table-cell>
          <table:table-cell office:value-type="float" office:value="0.0545637452113569" calcext:value-type="float">
            <text:p>0.0545637452</text:p>
          </table:table-cell>
          <table:table-cell office:value-type="float" office:value="0.00819923718154452" calcext:value-type="float">
            <text:p>0.0081992372</text:p>
          </table:table-cell>
          <table:table-cell office:value-type="float" office:value="0.0654463565283335" calcext:value-type="float">
            <text:p>0.0654463565</text:p>
          </table:table-cell>
          <table:table-cell office:value-type="float" office:value="0.196110156949351" calcext:value-type="float">
            <text:p>0.1961101569</text:p>
          </table:table-cell>
          <table:table-cell office:value-type="float" office:value="0" calcext:value-type="float">
            <text:p>0</text:p>
          </table:table-cell>
          <table:table-cell office:value-type="float" office:value="0.0789380900163284" calcext:value-type="float">
            <text:p>0.07893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3424495349478" calcext:value-type="float">
            <text:p>0.0543424495</text:p>
          </table:table-cell>
          <table:table-cell office:value-type="float" office:value="0.0292306859530018" calcext:value-type="float">
            <text:p>0.029230686</text:p>
          </table:table-cell>
          <table:table-cell office:value-type="float" office:value="0" calcext:value-type="float">
            <text:p>0</text:p>
          </table:table-cell>
          <table:table-cell office:value-type="float" office:value="0.00388877386872382" calcext:value-type="float">
            <text:p>0.0038887739</text:p>
          </table:table-cell>
          <table:table-cell office:value-type="float" office:value="0" calcext:value-type="float">
            <text:p>0</text:p>
          </table:table-cell>
          <table:table-cell office:value-type="float" office:value="0.00910472056096969" calcext:value-type="float">
            <text:p>0.0091047206</text:p>
          </table:table-cell>
          <table:table-cell office:value-type="float" office:value="0.00602166068464583" calcext:value-type="float">
            <text:p>0.00602166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73502139750956" calcext:value-type="float">
            <text:p>0.027350214</text:p>
          </table:table-cell>
          <table:table-cell office:value-type="float" office:value="0.0900220227431294" calcext:value-type="float">
            <text:p>0.0900220227</text:p>
          </table:table-cell>
          <table:table-cell office:value-type="float" office:value="0" calcext:value-type="float">
            <text:p>0</text:p>
          </table:table-cell>
          <table:table-cell office:value-type="float" office:value="0.0101095991617472" calcext:value-type="float">
            <text:p>0.0101095992</text:p>
          </table:table-cell>
          <table:table-cell office:value-type="float" office:value="0.173880335177035" calcext:value-type="float">
            <text:p>0.1738803352</text:p>
          </table:table-cell>
          <table:table-cell office:value-type="float" office:value="0.140376078002426" calcext:value-type="float">
            <text:p>0.140376078</text:p>
          </table:table-cell>
          <table:table-cell office:value-type="float" office:value="0" calcext:value-type="float">
            <text:p>0</text:p>
          </table:table-cell>
          <table:table-cell office:value-type="float" office:value="0.0576785354175054" calcext:value-type="float">
            <text:p>0.0576785354</text:p>
          </table:table-cell>
          <table:table-cell office:value-type="float" office:value="0.0683792338487121" calcext:value-type="float">
            <text:p>0.0683792338</text:p>
          </table:table-cell>
          <table:table-cell office:value-type="float" office:value="0.0102752762744958" calcext:value-type="float">
            <text:p>0.0102752763</text:p>
          </table:table-cell>
          <table:table-cell office:value-type="float" office:value="0.0820173120496436" calcext:value-type="float">
            <text:p>0.082017312</text:p>
          </table:table-cell>
          <table:table-cell office:value-type="float" office:value="0.140376078002426" calcext:value-type="float">
            <text:p>0.140376078</text:p>
          </table:table-cell>
          <table:table-cell office:value-type="float" office:value="0" calcext:value-type="float">
            <text:p>0</text:p>
          </table:table-cell>
          <table:table-cell office:value-type="float" office:value="0.0565040563840731" calcext:value-type="float">
            <text:p>0.0565040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1019063165152" calcext:value-type="float">
            <text:p>0.0681019063</text:p>
          </table:table-cell>
          <table:table-cell office:value-type="float" office:value="0.0366318679664707" calcext:value-type="float">
            <text:p>0.036631868</text:p>
          </table:table-cell>
          <table:table-cell office:value-type="float" office:value="0" calcext:value-type="float">
            <text:p>0</text:p>
          </table:table-cell>
          <table:table-cell office:value-type="float" office:value="0.00487340773116285" calcext:value-type="float">
            <text:p>0.0048734077</text:p>
          </table:table-cell>
          <table:table-cell office:value-type="float" office:value="0" calcext:value-type="float">
            <text:p>0</text:p>
          </table:table-cell>
          <table:table-cell office:value-type="float" office:value="0.0114100271884589" calcext:value-type="float">
            <text:p>0.0114100272</text:p>
          </table:table-cell>
          <table:table-cell office:value-type="float" office:value="0.007546339469881" calcext:value-type="float">
            <text:p>0.007546339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599686974381" calcext:value-type="float">
            <text:p>0.014599687</text:p>
          </table:table-cell>
          <table:table-cell office:value-type="float" office:value="0.175898215735445" calcext:value-type="float">
            <text:p>0.1758982157</text:p>
          </table:table-cell>
          <table:table-cell office:value-type="float" office:value="0.00273873045511386" calcext:value-type="float">
            <text:p>0.0027387305</text:p>
          </table:table-cell>
          <table:table-cell office:value-type="float" office:value="0.0197536158393819" calcext:value-type="float">
            <text:p>0.0197536158</text:p>
          </table:table-cell>
          <table:table-cell office:value-type="float" office:value="0.30980882755704" calcext:value-type="float">
            <text:p>0.3098088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70077206688" calcext:value-type="float">
            <text:p>0.1127007721</text:p>
          </table:table-cell>
          <table:table-cell office:value-type="float" office:value="0.000505685615561304" calcext:value-type="float">
            <text:p>0.0005056856</text:p>
          </table:table-cell>
          <table:table-cell office:value-type="float" office:value="0.000637375867593938" calcext:value-type="float">
            <text:p>0.0006373759</text:p>
          </table:table-cell>
          <table:table-cell office:value-type="float" office:value="0.0406336202582268" calcext:value-type="float">
            <text:p>0.0406336203</text:p>
          </table:table-cell>
          <table:table-cell office:value-type="float" office:value="0" calcext:value-type="float">
            <text:p>0</text:p>
          </table:table-cell>
          <table:table-cell office:value-type="float" office:value="0.073059633508148" calcext:value-type="float">
            <text:p>0.0730596335</text:p>
          </table:table-cell>
          <table:table-cell office:value-type="float" office:value="0" calcext:value-type="float">
            <text:p>0</text:p>
          </table:table-cell>
          <table:table-cell office:value-type="float" office:value="0.00420171778291422" calcext:value-type="float">
            <text:p>0.0042017178</text:p>
          </table:table-cell>
          <table:table-cell office:value-type="float" office:value="0" calcext:value-type="float">
            <text:p>0</text:p>
          </table:table-cell>
          <table:table-cell office:value-type="float" office:value="0.109221893378968" calcext:value-type="float">
            <text:p>0.1092218934</text:p>
          </table:table-cell>
          <table:table-cell office:value-type="float" office:value="0.0614089890335897" calcext:value-type="float">
            <text:p>0.061408989</text:p>
          </table:table-cell>
          <table:table-cell office:value-type="float" office:value="0" calcext:value-type="float">
            <text:p>0</text:p>
          </table:table-cell>
          <table:table-cell office:value-type="float" office:value="0.00952237795088086" calcext:value-type="float">
            <text:p>0.009522378</text:p>
          </table:table-cell>
          <table:table-cell office:value-type="float" office:value="0" calcext:value-type="float">
            <text:p>0</text:p>
          </table:table-cell>
          <table:table-cell office:value-type="float" office:value="0.0222945826230727" calcext:value-type="float">
            <text:p>0.0222945826</text:p>
          </table:table-cell>
          <table:table-cell office:value-type="float" office:value="0.0147451435508579" calcext:value-type="float">
            <text:p>0.01474514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9567243843519" calcext:value-type="float">
            <text:p>0.0129567244</text:p>
          </table:table-cell>
          <table:table-cell office:value-type="float" office:value="0.156103668865138" calcext:value-type="float">
            <text:p>0.1561036689</text:p>
          </table:table-cell>
          <table:table-cell office:value-type="float" office:value="0.00243052989644289" calcext:value-type="float">
            <text:p>0.0024305299</text:p>
          </table:table-cell>
          <table:table-cell office:value-type="float" office:value="0.0175306605185685" calcext:value-type="float">
            <text:p>0.0175306605</text:p>
          </table:table-cell>
          <table:table-cell office:value-type="float" office:value="0.13493273442995" calcext:value-type="float">
            <text:p>0.134932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018092452022" calcext:value-type="float">
            <text:p>0.1000180925</text:p>
          </table:table-cell>
          <table:table-cell office:value-type="float" office:value="0.000448778741452224" calcext:value-type="float">
            <text:p>0.0004487787</text:p>
          </table:table-cell>
          <table:table-cell office:value-type="float" office:value="0.000565649349889705" calcext:value-type="float">
            <text:p>0.0005656493</text:p>
          </table:table-cell>
          <table:table-cell office:value-type="float" office:value="0.0360609524949478" calcext:value-type="float">
            <text:p>0.0360609525</text:p>
          </table:table-cell>
          <table:table-cell office:value-type="float" office:value="0" calcext:value-type="float">
            <text:p>0</text:p>
          </table:table-cell>
          <table:table-cell office:value-type="float" office:value="0.173542477556897" calcext:value-type="float">
            <text:p>0.1735424776</text:p>
          </table:table-cell>
          <table:table-cell office:value-type="float" office:value="0" calcext:value-type="float">
            <text:p>0</text:p>
          </table:table-cell>
          <table:table-cell office:value-type="float" office:value="0.147570470804105" calcext:value-type="float">
            <text:p>0.1475704708</text:p>
          </table:table-cell>
          <table:table-cell office:value-type="float" office:value="0" calcext:value-type="float">
            <text:p>0</text:p>
          </table:table-cell>
          <table:table-cell office:value-type="float" office:value="0.0969307062357996" calcext:value-type="float">
            <text:p>0.0969307062</text:p>
          </table:table-cell>
          <table:table-cell office:value-type="float" office:value="0.0544983839054977" calcext:value-type="float">
            <text:p>0.0544983839</text:p>
          </table:table-cell>
          <table:table-cell office:value-type="float" office:value="0" calcext:value-type="float">
            <text:p>0</text:p>
          </table:table-cell>
          <table:table-cell office:value-type="float" office:value="0.00845078574696112" calcext:value-type="float">
            <text:p>0.0084507857</text:p>
          </table:table-cell>
          <table:table-cell office:value-type="float" office:value="0" calcext:value-type="float">
            <text:p>0</text:p>
          </table:table-cell>
          <table:table-cell office:value-type="float" office:value="0.0197856818997698" calcext:value-type="float">
            <text:p>0.0197856819</text:p>
          </table:table-cell>
          <table:table-cell office:value-type="float" office:value="0.0130858121363434" calcext:value-type="float">
            <text:p>0.01308581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18560987361254" calcext:value-type="float">
            <text:p>0.2185609874</text:p>
          </table:table-cell>
          <table:table-cell office:value-type="float" office:value="0.125653347028825" calcext:value-type="float">
            <text:p>0.125653347</text:p>
          </table:table-cell>
          <table:table-cell office:value-type="float" office:value="0.0385339619759378" calcext:value-type="float">
            <text:p>0.038533962</text:p>
          </table:table-cell>
          <table:table-cell office:value-type="float" office:value="0.0252420640912484" calcext:value-type="float">
            <text:p>0.0252420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84872545845" calcext:value-type="float">
            <text:p>0.2198487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85902417605821" calcext:value-type="float">
            <text:p>0.0385902418</text:p>
          </table:table-cell>
          <table:table-cell office:value-type="float" office:value="0" calcext:value-type="float">
            <text:p>0</text:p>
          </table:table-cell>
          <table:table-cell office:value-type="float" office:value="0.185136519669109" calcext:value-type="float">
            <text:p>0.185136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6923742126095" calcext:value-type="float">
            <text:p>0.0166923742</text:p>
          </table:table-cell>
          <table:table-cell office:value-type="float" office:value="0" calcext:value-type="float">
            <text:p>0</text:p>
          </table:table-cell>
          <table:table-cell office:value-type="float" office:value="0.0185755839772994" calcext:value-type="float">
            <text:p>0.018575584</text:p>
          </table:table-cell>
          <table:table-cell office:value-type="float" office:value="0" calcext:value-type="float">
            <text:p>0</text:p>
          </table:table-cell>
          <table:table-cell office:value-type="float" office:value="0.0434907009457044" calcext:value-type="float">
            <text:p>0.0434907009</text:p>
          </table:table-cell>
          <table:table-cell office:value-type="float" office:value="0.0368065766691298" calcext:value-type="float">
            <text:p>0.03680657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91014534134159" calcext:value-type="float">
            <text:p>0.2910145341</text:p>
          </table:table-cell>
          <table:table-cell office:value-type="float" office:value="0.167307764708945" calcext:value-type="float">
            <text:p>0.1673077647</text:p>
          </table:table-cell>
          <table:table-cell office:value-type="float" office:value="0.0513080725346271" calcext:value-type="float">
            <text:p>0.0513080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2729160824708" calcext:value-type="float">
            <text:p>0.29272916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22259405199629" calcext:value-type="float">
            <text:p>0.0222259405</text:p>
          </table:table-cell>
          <table:table-cell office:value-type="float" office:value="0" calcext:value-type="float">
            <text:p>0</text:p>
          </table:table-cell>
          <table:table-cell office:value-type="float" office:value="0.0247334393145319" calcext:value-type="float">
            <text:p>0.0247334393</text:p>
          </table:table-cell>
          <table:table-cell office:value-type="float" office:value="0" calcext:value-type="float">
            <text:p>0</text:p>
          </table:table-cell>
          <table:table-cell office:value-type="float" office:value="0.0579079836144897" calcext:value-type="float">
            <text:p>0.0579079836</text:p>
          </table:table-cell>
          <table:table-cell office:value-type="float" office:value="0.0490080544188596" calcext:value-type="float">
            <text:p>0.04900805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367878875869" calcext:value-type="float">
            <text:p>0.2973678789</text:p>
          </table:table-cell>
          <table:table-cell office:value-type="float" office:value="0.0806403029487923" calcext:value-type="float">
            <text:p>0.0806403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6294838684672" calcext:value-type="float">
            <text:p>0.34629483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38873259913308" calcext:value-type="float">
            <text:p>0.0388732599</text:p>
          </table:table-cell>
          <table:table-cell office:value-type="float" office:value="0" calcext:value-type="float">
            <text:p>0</text:p>
          </table:table-cell>
          <table:table-cell office:value-type="float" office:value="0.0910133067009022" calcext:value-type="float">
            <text:p>0.0910133067</text:p>
          </table:table-cell>
          <table:table-cell office:value-type="float" office:value="0.0770253911331511" calcext:value-type="float">
            <text:p>0.07702539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367878875869" calcext:value-type="float">
            <text:p>0.2973678789</text:p>
          </table:table-cell>
          <table:table-cell office:value-type="float" office:value="0.0806403029487923" calcext:value-type="float">
            <text:p>0.0806403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6294838684672" calcext:value-type="float">
            <text:p>0.34629483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38873259913308" calcext:value-type="float">
            <text:p>0.0388732599</text:p>
          </table:table-cell>
          <table:table-cell office:value-type="float" office:value="0" calcext:value-type="float">
            <text:p>0</text:p>
          </table:table-cell>
          <table:table-cell office:value-type="float" office:value="0.0910133067009022" calcext:value-type="float">
            <text:p>0.0910133067</text:p>
          </table:table-cell>
          <table:table-cell office:value-type="float" office:value="0.0770253911331511" calcext:value-type="float">
            <text:p>0.07702539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5091647403823" calcext:value-type="float">
            <text:p>0.4850916474</text:p>
          </table:table-cell>
          <table:table-cell office:value-type="float" office:value="0.131547285982768" calcext:value-type="float">
            <text:p>0.13154728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634288356845888" calcext:value-type="float">
            <text:p>0.0634288357</text:p>
          </table:table-cell>
          <table:table-cell office:value-type="float" office:value="0" calcext:value-type="float">
            <text:p>0</text:p>
          </table:table-cell>
          <table:table-cell office:value-type="float" office:value="0.14846860747068" calcext:value-type="float">
            <text:p>0.1484686075</text:p>
          </table:table-cell>
          <table:table-cell office:value-type="float" office:value="0.130905451408831" calcext:value-type="float">
            <text:p>0.13090545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5091647403823" calcext:value-type="float">
            <text:p>0.4850916474</text:p>
          </table:table-cell>
          <table:table-cell office:value-type="float" office:value="0.131547285982768" calcext:value-type="float">
            <text:p>0.13154728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634288356845888" calcext:value-type="float">
            <text:p>0.0634288357</text:p>
          </table:table-cell>
          <table:table-cell office:value-type="float" office:value="0" calcext:value-type="float">
            <text:p>0</text:p>
          </table:table-cell>
          <table:table-cell office:value-type="float" office:value="0.14846860747068" calcext:value-type="float">
            <text:p>0.1484686075</text:p>
          </table:table-cell>
          <table:table-cell office:value-type="float" office:value="0.130905451408831" calcext:value-type="float">
            <text:p>0.1309054514</text:p>
          </table:table-cell>
          <table:table-cell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voronoi_A3AP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_voronoi_20151118_StretchCellA3_AP1</text:p>
          </table:table-cell>
          <table:table-cell table:number-columns-repeated="5"/>
          <table:table-cell office:value-type="string" calcext:value-type="string">
            <text:p>User 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21:41:54.681139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3:50:57.930795852</meta:creation-date>
    <dc:date>2016-08-10T22:00:16.609869515</dc:date>
    <meta:editing-duration>PT14H45M17S</meta:editing-duration>
    <meta:editing-cycles>17</meta:editing-cycles>
    <meta:generator>LibreOffice/4.2.8.2$Linux_X86_64 LibreOffice_project/420m0$Build-2</meta:generator>
    <meta:document-statistic meta:table-count="1" meta:cell-count="771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0.233cm" svg:height="9cm" xlink:href=".." xlink:type="simple" chart:class="chart:area" chart:style-name="ch1">
        <chart:subtitle svg:x="4.613cm" svg:y="0.181cm" chart:style-name="ch2">
          <text:p>Cell model "voronoi_A3AP1" with applying Bayesian overlapping</text:p>
        </chart:subtitle>
        <chart:legend chart:legend-position="end" svg:x="17.663cm" svg:y="1.09cm" style:legend-expansion="high" chart:style-name="ch3"/>
        <chart:plot-area chart:style-name="ch4" table:cell-range-address="bayesian_paper.A2:bayesian_paper.X17" chart:data-source-has-labels="both" svg:x="1.434cm" svg:y="1.052cm" svg:width="15.825cm" svg:height="6.768cm">
          <chartooo:coordinate-region svg:x="2.638cm" svg:y="1.282cm" svg:width="14.408cm" svg:height="5.829cm"/>
          <chart:axis chart:dimension="x" chart:name="primary-x" chart:style-name="ch5" chartooo:axis-type="auto">
            <chartooo:date-scale/>
            <chart:title svg:x="8.354cm" svg:y="8.001cm" chart:style-name="ch6">
              <text:p>pixel number</text:p>
            </chart:title>
            <chart:categories table:cell-range-address="bayesian_paper.A3:bayesian_paper.A17"/>
          </chart:axis>
          <chart:axis chart:dimension="y" chart:name="primary-y" chart:style-name="ch7">
            <chart:title svg:x="0.451cm" svg:y="6.857cm" chart:style-name="ch8">
              <text:p>stacked probabilities of the cells</text:p>
            </chart:title>
            <chart:grid chart:style-name="ch9" chart:class="major"/>
          </chart:axis>
          <chart:series chart:style-name="ch10" chart:values-cell-range-address="bayesian_paper.B3:bayesian_paper.B17" chart:label-cell-address="bayesian_paper.B2:bayesian_paper.B2" chart:class="chart:area">
            <chart:data-point chart:repeated="15"/>
          </chart:series>
          <chart:series chart:style-name="ch11" chart:values-cell-range-address="bayesian_paper.C3:bayesian_paper.C17" chart:label-cell-address="bayesian_paper.C2:bayesian_paper.C2" chart:class="chart:area">
            <chart:data-point chart:repeated="15"/>
          </chart:series>
          <chart:series chart:style-name="ch12" chart:values-cell-range-address="bayesian_paper.D3:bayesian_paper.D17" chart:label-cell-address="bayesian_paper.D2:bayesian_paper.D2" chart:class="chart:area">
            <chart:data-point chart:repeated="15"/>
          </chart:series>
          <chart:series chart:style-name="ch13" chart:values-cell-range-address="bayesian_paper.E3:bayesian_paper.E17" chart:label-cell-address="bayesian_paper.E2:bayesian_paper.E2" chart:class="chart:area">
            <chart:data-point chart:repeated="15"/>
          </chart:series>
          <chart:series chart:style-name="ch14" chart:values-cell-range-address="bayesian_paper.F3:bayesian_paper.F17" chart:label-cell-address="bayesian_paper.F2:bayesian_paper.F2" chart:class="chart:area">
            <chart:data-point chart:repeated="15"/>
          </chart:series>
          <chart:series chart:style-name="ch15" chart:values-cell-range-address="bayesian_paper.G3:bayesian_paper.G17" chart:label-cell-address="bayesian_paper.G2:bayesian_paper.G2" chart:class="chart:area">
            <chart:data-point chart:repeated="15"/>
          </chart:series>
          <chart:series chart:style-name="ch16" chart:values-cell-range-address="bayesian_paper.H3:bayesian_paper.H17" chart:label-cell-address="bayesian_paper.H2:bayesian_paper.H2" chart:class="chart:area">
            <chart:data-point chart:repeated="15"/>
          </chart:series>
          <chart:series chart:style-name="ch17" chart:values-cell-range-address="bayesian_paper.I3:bayesian_paper.I17" chart:label-cell-address="bayesian_paper.I2:bayesian_paper.I2" chart:class="chart:area">
            <chart:data-point chart:repeated="15"/>
          </chart:series>
          <chart:series chart:style-name="ch18" chart:values-cell-range-address="bayesian_paper.J3:bayesian_paper.J17" chart:label-cell-address="bayesian_paper.J2:bayesian_paper.J2" chart:class="chart:area">
            <chart:data-point chart:repeated="15"/>
          </chart:series>
          <chart:series chart:style-name="ch19" chart:values-cell-range-address="bayesian_paper.K3:bayesian_paper.K17" chart:label-cell-address="bayesian_paper.K2:bayesian_paper.K2" chart:class="chart:area">
            <chart:data-point chart:repeated="15"/>
          </chart:series>
          <chart:series chart:style-name="ch20" chart:values-cell-range-address="bayesian_paper.L3:bayesian_paper.L17" chart:label-cell-address="bayesian_paper.L2:bayesian_paper.L2" chart:class="chart:area">
            <chart:data-point chart:repeated="15"/>
          </chart:series>
          <chart:series chart:style-name="ch21" chart:values-cell-range-address="bayesian_paper.M3:bayesian_paper.M17" chart:label-cell-address="bayesian_paper.M2:bayesian_paper.M2" chart:class="chart:area">
            <chart:data-point chart:repeated="15"/>
          </chart:series>
          <chart:series chart:style-name="ch10" chart:values-cell-range-address="bayesian_paper.N3:bayesian_paper.N17" chart:label-cell-address="bayesian_paper.N2:bayesian_paper.N2" chart:class="chart:area">
            <chart:data-point chart:repeated="15"/>
          </chart:series>
          <chart:series chart:style-name="ch11" chart:values-cell-range-address="bayesian_paper.O3:bayesian_paper.O17" chart:label-cell-address="bayesian_paper.O2:bayesian_paper.O2" chart:class="chart:area">
            <chart:data-point chart:repeated="15"/>
          </chart:series>
          <chart:series chart:style-name="ch12" chart:values-cell-range-address="bayesian_paper.P3:bayesian_paper.P17" chart:label-cell-address="bayesian_paper.P2:bayesian_paper.P2" chart:class="chart:area">
            <chart:data-point chart:repeated="15"/>
          </chart:series>
          <chart:series chart:style-name="ch13" chart:values-cell-range-address="bayesian_paper.Q3:bayesian_paper.Q17" chart:label-cell-address="bayesian_paper.Q2:bayesian_paper.Q2" chart:class="chart:area">
            <chart:data-point chart:repeated="15"/>
          </chart:series>
          <chart:series chart:style-name="ch14" chart:values-cell-range-address="bayesian_paper.R3:bayesian_paper.R17" chart:label-cell-address="bayesian_paper.R2:bayesian_paper.R2" chart:class="chart:area">
            <chart:data-point chart:repeated="15"/>
          </chart:series>
          <chart:series chart:style-name="ch15" chart:values-cell-range-address="bayesian_paper.S3:bayesian_paper.S17" chart:label-cell-address="bayesian_paper.S2:bayesian_paper.S2" chart:class="chart:area">
            <chart:data-point chart:repeated="15"/>
          </chart:series>
          <chart:series chart:style-name="ch16" chart:values-cell-range-address="bayesian_paper.T3:bayesian_paper.T17" chart:label-cell-address="bayesian_paper.T2:bayesian_paper.T2" chart:class="chart:area">
            <chart:data-point chart:repeated="15"/>
          </chart:series>
          <chart:series chart:style-name="ch17" chart:values-cell-range-address="bayesian_paper.U3:bayesian_paper.U17" chart:label-cell-address="bayesian_paper.U2:bayesian_paper.U2" chart:class="chart:area">
            <chart:data-point chart:repeated="15"/>
          </chart:series>
          <chart:series chart:style-name="ch18" chart:values-cell-range-address="bayesian_paper.V3:bayesian_paper.V17" chart:label-cell-address="bayesian_paper.V2:bayesian_paper.V2" chart:class="chart:area">
            <chart:data-point chart:repeated="15"/>
          </chart:series>
          <chart:series chart:style-name="ch19" chart:values-cell-range-address="bayesian_paper.W3:bayesian_paper.W17" chart:label-cell-address="bayesian_paper.W2:bayesian_paper.W2" chart:class="chart:area">
            <chart:data-point chart:repeated="15"/>
          </chart:series>
          <chart:series chart:style-name="ch20" chart:values-cell-range-address="bayesian_paper.X3:bayesian_paper.X17" chart:label-cell-address="bayesian_paper.X2:bayesian_paper.X2" chart:class="chart:area">
            <chart:data-point chart:repeated="1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7</text:p>
                <draw:g>
                  <svg:desc>bayesian_paper.B2:bayesian_paper.B2</svg:desc>
                </draw:g>
              </table:table-cell>
              <table:table-cell office:value-type="string">
                <text:p>151</text:p>
                <draw:g>
                  <svg:desc>bayesian_paper.C2:bayesian_paper.C2</svg:desc>
                </draw:g>
              </table:table-cell>
              <table:table-cell office:value-type="string">
                <text:p>485</text:p>
                <draw:g>
                  <svg:desc>bayesian_paper.D2:bayesian_paper.D2</svg:desc>
                </draw:g>
              </table:table-cell>
              <table:table-cell office:value-type="string">
                <text:p>167</text:p>
                <draw:g>
                  <svg:desc>bayesian_paper.E2:bayesian_paper.E2</svg:desc>
                </draw:g>
              </table:table-cell>
              <table:table-cell office:value-type="string">
                <text:p>172</text:p>
                <draw:g>
                  <svg:desc>bayesian_paper.F2:bayesian_paper.F2</svg:desc>
                </draw:g>
              </table:table-cell>
              <table:table-cell office:value-type="string">
                <text:p>569</text:p>
                <draw:g>
                  <svg:desc>bayesian_paper.G2:bayesian_paper.G2</svg:desc>
                </draw:g>
              </table:table-cell>
              <table:table-cell office:value-type="string">
                <text:p>212</text:p>
                <draw:g>
                  <svg:desc>bayesian_paper.H2:bayesian_paper.H2</svg:desc>
                </draw:g>
              </table:table-cell>
              <table:table-cell office:value-type="string">
                <text:p>221</text:p>
                <draw:g>
                  <svg:desc>bayesian_paper.I2:bayesian_paper.I2</svg:desc>
                </draw:g>
              </table:table-cell>
              <table:table-cell office:value-type="string">
                <text:p>241</text:p>
                <draw:g>
                  <svg:desc>bayesian_paper.J2:bayesian_paper.J2</svg:desc>
                </draw:g>
              </table:table-cell>
              <table:table-cell office:value-type="string">
                <text:p>243</text:p>
                <draw:g>
                  <svg:desc>bayesian_paper.K2:bayesian_paper.K2</svg:desc>
                </draw:g>
              </table:table-cell>
              <table:table-cell office:value-type="string">
                <text:p>260</text:p>
                <draw:g>
                  <svg:desc>bayesian_paper.L2:bayesian_paper.L2</svg:desc>
                </draw:g>
              </table:table-cell>
              <table:table-cell office:value-type="string">
                <text:p>547</text:p>
                <draw:g>
                  <svg:desc>bayesian_paper.M2:bayesian_paper.M2</svg:desc>
                </draw:g>
              </table:table-cell>
              <table:table-cell office:value-type="string">
                <text:p>263</text:p>
                <draw:g>
                  <svg:desc>bayesian_paper.N2:bayesian_paper.N2</svg:desc>
                </draw:g>
              </table:table-cell>
              <table:table-cell office:value-type="string">
                <text:p>290</text:p>
                <draw:g>
                  <svg:desc>bayesian_paper.O2:bayesian_paper.O2</svg:desc>
                </draw:g>
              </table:table-cell>
              <table:table-cell office:value-type="string">
                <text:p>342</text:p>
                <draw:g>
                  <svg:desc>bayesian_paper.P2:bayesian_paper.P2</svg:desc>
                </draw:g>
              </table:table-cell>
              <table:table-cell office:value-type="string">
                <text:p>343</text:p>
                <draw:g>
                  <svg:desc>bayesian_paper.Q2:bayesian_paper.Q2</svg:desc>
                </draw:g>
              </table:table-cell>
              <table:table-cell office:value-type="string">
                <text:p>378</text:p>
                <draw:g>
                  <svg:desc>bayesian_paper.R2:bayesian_paper.R2</svg:desc>
                </draw:g>
              </table:table-cell>
              <table:table-cell office:value-type="string">
                <text:p>382</text:p>
                <draw:g>
                  <svg:desc>bayesian_paper.S2:bayesian_paper.S2</svg:desc>
                </draw:g>
              </table:table-cell>
              <table:table-cell office:value-type="string">
                <text:p>433</text:p>
                <draw:g>
                  <svg:desc>bayesian_paper.T2:bayesian_paper.T2</svg:desc>
                </draw:g>
              </table:table-cell>
              <table:table-cell office:value-type="string">
                <text:p>435</text:p>
                <draw:g>
                  <svg:desc>bayesian_paper.U2:bayesian_paper.U2</svg:desc>
                </draw:g>
              </table:table-cell>
              <table:table-cell office:value-type="string">
                <text:p>453</text:p>
                <draw:g>
                  <svg:desc>bayesian_paper.V2:bayesian_paper.V2</svg:desc>
                </draw:g>
              </table:table-cell>
              <table:table-cell office:value-type="string">
                <text:p>478</text:p>
                <draw:g>
                  <svg:desc>bayesian_paper.W2:bayesian_paper.W2</svg:desc>
                </draw:g>
              </table:table-cell>
              <table:table-cell office:value-type="string">
                <text:p>554</text:p>
                <draw:g>
                  <svg:desc>bayesian_paper.X2:bayesian_paper.X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bayesian_paper.A3:bayesian_paper.A17</svg:desc>
                </draw:g>
              </table:table-cell>
              <table:table-cell office:value-type="float" office:value="0.00736013922330099">
                <text:p>0.00736013922330099</text:p>
                <draw:g>
                  <svg:desc>bayesian_paper.B3:bayesian_paper.B17</svg:desc>
                </draw:g>
              </table:table-cell>
              <table:table-cell office:value-type="float" office:value="0.0173486657912224">
                <text:p>0.0173486657912224</text:p>
                <draw:g>
                  <svg:desc>bayesian_paper.C3:bayesian_paper.C17</svg:desc>
                </draw:g>
              </table:table-cell>
              <table:table-cell office:value-type="float" office:value="0">
                <text:p>0</text:p>
                <draw:g>
                  <svg:desc>bayesian_paper.D3:bayesian_paper.D17</svg:desc>
                </draw:g>
              </table:table-cell>
              <table:table-cell office:value-type="float" office:value="0.00496368824419902">
                <text:p>0.00496368824419902</text:p>
                <draw:g>
                  <svg:desc>bayesian_paper.E3:bayesian_paper.E17</svg:desc>
                </draw:g>
              </table:table-cell>
              <table:table-cell office:value-type="float" office:value="0.290286991725397">
                <text:p>0.290286991725397</text:p>
                <draw:g>
                  <svg:desc>bayesian_paper.F3:bayesian_paper.F17</svg:desc>
                </draw:g>
              </table:table-cell>
              <table:table-cell office:value-type="float" office:value="0">
                <text:p>0</text:p>
                <draw:g>
                  <svg:desc>bayesian_paper.G3:bayesian_paper.G17</svg:desc>
                </draw:g>
              </table:table-cell>
              <table:table-cell office:value-type="float" office:value="0.0964017240362112">
                <text:p>0.0964017240362112</text:p>
                <draw:g>
                  <svg:desc>bayesian_paper.H3:bayesian_paper.H17</svg:desc>
                </draw:g>
              </table:table-cell>
              <table:table-cell office:value-type="float" office:value="0">
                <text:p>0</text:p>
                <draw:g>
                  <svg:desc>bayesian_paper.I3:bayesian_paper.I17</svg:desc>
                </draw:g>
              </table:table-cell>
              <table:table-cell office:value-type="float" office:value="0.00293007140209436">
                <text:p>0.00293007140209436</text:p>
                <draw:g>
                  <svg:desc>bayesian_paper.J3:bayesian_paper.J17</svg:desc>
                </draw:g>
              </table:table-cell>
              <table:table-cell office:value-type="float" office:value="0.0438942585024537">
                <text:p>0.0438942585024537</text:p>
                <draw:g>
                  <svg:desc>bayesian_paper.K3:bayesian_paper.K17</svg:desc>
                </draw:g>
              </table:table-cell>
              <table:table-cell office:value-type="float" office:value="0.128419218204652">
                <text:p>0.128419218204652</text:p>
                <draw:g>
                  <svg:desc>bayesian_paper.L3:bayesian_paper.L17</svg:desc>
                </draw:g>
              </table:table-cell>
              <table:table-cell office:value-type="float" office:value="0">
                <text:p>0</text:p>
                <draw:g>
                  <svg:desc>bayesian_paper.M3:bayesian_paper.M17</svg:desc>
                </draw:g>
              </table:table-cell>
              <table:table-cell office:value-type="float" office:value="0">
                <text:p>0</text:p>
                <draw:g>
                  <svg:desc>bayesian_paper.N3:bayesian_paper.N17</svg:desc>
                </draw:g>
              </table:table-cell>
              <table:table-cell office:value-type="float" office:value="0">
                <text:p>0</text:p>
                <draw:g>
                  <svg:desc>bayesian_paper.O3:bayesian_paper.O17</svg:desc>
                </draw:g>
              </table:table-cell>
              <table:table-cell office:value-type="float" office:value="0">
                <text:p>0</text:p>
                <draw:g>
                  <svg:desc>bayesian_paper.P3:bayesian_paper.P17</svg:desc>
                </draw:g>
              </table:table-cell>
              <table:table-cell office:value-type="float" office:value="0.117579615786099">
                <text:p>0.117579615786099</text:p>
                <draw:g>
                  <svg:desc>bayesian_paper.Q3:bayesian_paper.Q17</svg:desc>
                </draw:g>
              </table:table-cell>
              <table:table-cell office:value-type="float" office:value="0.00580493150638344">
                <text:p>0.00580493150638344</text:p>
                <draw:g>
                  <svg:desc>bayesian_paper.R3:bayesian_paper.R17</svg:desc>
                </draw:g>
              </table:table-cell>
              <table:table-cell office:value-type="float" office:value="0.000843306322913018">
                <text:p>0.000843306322913018</text:p>
                <draw:g>
                  <svg:desc>bayesian_paper.S3:bayesian_paper.S17</svg:desc>
                </draw:g>
              </table:table-cell>
              <table:table-cell office:value-type="float" office:value="0.136338455890434">
                <text:p>0.136338455890434</text:p>
                <draw:g>
                  <svg:desc>bayesian_paper.T3:bayesian_paper.T17</svg:desc>
                </draw:g>
              </table:table-cell>
              <table:table-cell office:value-type="float" office:value="0.0000256283133492745">
                <text:p>0.0000256283133492745</text:p>
                <draw:g>
                  <svg:desc>bayesian_paper.U3:bayesian_paper.U17</svg:desc>
                </draw:g>
              </table:table-cell>
              <table:table-cell office:value-type="float" office:value="0.136338455890434">
                <text:p>0.136338455890434</text:p>
                <draw:g>
                  <svg:desc>bayesian_paper.V3:bayesian_paper.V17</svg:desc>
                </draw:g>
              </table:table-cell>
              <table:table-cell office:value-type="float" office:value="0.0014887460297699">
                <text:p>0.0014887460297699</text:p>
                <draw:g>
                  <svg:desc>bayesian_paper.W3:bayesian_paper.W17</svg:desc>
                </draw:g>
              </table:table-cell>
              <table:table-cell office:value-type="float" office:value="0.000304499397939498">
                <text:p>0.000304499397939498</text:p>
                <draw:g>
                  <svg:desc>bayesian_paper.X3:bayesian_paper.X1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897110657587769">
                <text:p>0.00897110657587769</text:p>
              </table:table-cell>
              <table:table-cell office:value-type="float" office:value="0.128583755557251">
                <text:p>0.128583755557251</text:p>
              </table:table-cell>
              <table:table-cell office:value-type="float" office:value="0">
                <text:p>0</text:p>
              </table:table-cell>
              <table:table-cell office:value-type="float" office:value="0.00399642970190388">
                <text:p>0.00399642970190388</text:p>
              </table:table-cell>
              <table:table-cell office:value-type="float" office:value="0.233719660741435">
                <text:p>0.233719660741435</text:p>
              </table:table-cell>
              <table:table-cell office:value-type="float" office:value="0">
                <text:p>0</text:p>
              </table:table-cell>
              <table:table-cell office:value-type="float" office:value="0.0776162220658799">
                <text:p>0.0776162220658799</text:p>
              </table:table-cell>
              <table:table-cell office:value-type="float" office:value="0.0129903978185774">
                <text:p>0.0129903978185774</text:p>
              </table:table-cell>
              <table:table-cell office:value-type="float" office:value="0.0252590601143064">
                <text:p>0.0252590601143064</text:p>
              </table:table-cell>
              <table:table-cell office:value-type="float" office:value="0.0268317273849895">
                <text:p>0.0268317273849895</text:p>
              </table:table-cell>
              <table:table-cell office:value-type="float" office:value="0.10339456836548">
                <text:p>0.10339456836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46672438310957">
                <text:p>0.0946672438310957</text:p>
              </table:table-cell>
              <table:table-cell office:value-type="float" office:value="0.0315698334507675">
                <text:p>0.0315698334507675</text:p>
              </table:table-cell>
              <table:table-cell office:value-type="float" office:value="0.0228195758609376">
                <text:p>0.0228195758609376</text:p>
              </table:table-cell>
              <table:table-cell office:value-type="float" office:value="0.109770607284502">
                <text:p>0.109770607284502</text:p>
              </table:table-cell>
              <table:table-cell office:value-type="float" office:value="0.0000206342033054556">
                <text:p>0.0000206342033054556</text:p>
              </table:table-cell>
              <table:table-cell office:value-type="float" office:value="0.109770607284502">
                <text:p>0.109770607284502</text:p>
              </table:table-cell>
              <table:table-cell office:value-type="float" office:value="0.00306133592075966">
                <text:p>0.00306133592075966</text:p>
              </table:table-cell>
              <table:table-cell office:value-type="float" office:value="0.000654476944451061">
                <text:p>0.0006544769444510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897110693567584">
                <text:p>0.00897110693567584</text:p>
              </table:table-cell>
              <table:table-cell office:value-type="float" office:value="0.128583758080236">
                <text:p>0.128583758080236</text:p>
              </table:table-cell>
              <table:table-cell office:value-type="float" office:value="0">
                <text:p>0</text:p>
              </table:table-cell>
              <table:table-cell office:value-type="float" office:value="0.00399642965416064">
                <text:p>0.00399642965416064</text:p>
              </table:table-cell>
              <table:table-cell office:value-type="float" office:value="0.233719675891459">
                <text:p>0.233719675891459</text:p>
              </table:table-cell>
              <table:table-cell office:value-type="float" office:value="0">
                <text:p>0</text:p>
              </table:table-cell>
              <table:table-cell office:value-type="float" office:value="0.0776162213701434">
                <text:p>0.0776162213701434</text:p>
              </table:table-cell>
              <table:table-cell office:value-type="float" office:value="0.0129903982944507">
                <text:p>0.0129903982944507</text:p>
              </table:table-cell>
              <table:table-cell office:value-type="float" office:value="0.0252590612269545">
                <text:p>0.0252590612269545</text:p>
              </table:table-cell>
              <table:table-cell office:value-type="float" office:value="0.0268317276526332">
                <text:p>0.0268317276526332</text:p>
              </table:table-cell>
              <table:table-cell office:value-type="float" office:value="0.103394564825638">
                <text:p>0.103394564825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46672375845854">
                <text:p>0.0946672375845854</text:p>
              </table:table-cell>
              <table:table-cell office:value-type="float" office:value="0.0315698350796402">
                <text:p>0.0315698350796402</text:p>
              </table:table-cell>
              <table:table-cell office:value-type="float" office:value="0.0228195771712791">
                <text:p>0.0228195771712791</text:p>
              </table:table-cell>
              <table:table-cell office:value-type="float" office:value="0.10977060100954">
                <text:p>0.10977060100954</text:p>
              </table:table-cell>
              <table:table-cell office:value-type="float" office:value="0.0000206342048315403">
                <text:p>0.0000206342048315403</text:p>
              </table:table-cell>
              <table:table-cell office:value-type="float" office:value="0.10977060100954">
                <text:p>0.10977060100954</text:p>
              </table:table-cell>
              <table:table-cell office:value-type="float" office:value="0.00306133609941683">
                <text:p>0.00306133609941683</text:p>
              </table:table-cell>
              <table:table-cell office:value-type="float" office:value="0.000654476970321159">
                <text:p>0.0006544769703211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0225239253087">
                <text:p>0.010225239253087</text:p>
              </table:table-cell>
              <table:table-cell office:value-type="float" office:value="0.146559356159817">
                <text:p>0.146559356159817</text:p>
              </table:table-cell>
              <table:table-cell office:value-type="float" office:value="0">
                <text:p>0</text:p>
              </table:table-cell>
              <table:table-cell office:value-type="float" office:value="0.00455511816863649">
                <text:p>0.00455511816863649</text:p>
              </table:table-cell>
              <table:table-cell office:value-type="float" office:value="0.266392933635922">
                <text:p>0.266392933635922</text:p>
              </table:table-cell>
              <table:table-cell office:value-type="float" office:value="0">
                <text:p>0</text:p>
              </table:table-cell>
              <table:table-cell office:value-type="float" office:value="0.0258940251418904">
                <text:p>0.0258940251418904</text:p>
              </table:table-cell>
              <table:table-cell office:value-type="float" office:value="0.0293550157777233">
                <text:p>0.0293550157777233</text:p>
              </table:table-cell>
              <table:table-cell office:value-type="float" office:value="0.0347732910226903">
                <text:p>0.0347732910226903</text:p>
              </table:table-cell>
              <table:table-cell office:value-type="float" office:value="0.0122630880539118">
                <text:p>0.0122630880539118</text:p>
              </table:table-cell>
              <table:table-cell office:value-type="float" office:value="0.117848801727161">
                <text:p>0.117848801727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5540251448114">
                <text:p>0.0315540251448114</text:p>
              </table:table-cell>
              <table:table-cell office:value-type="float" office:value="0.0359831969089002">
                <text:p>0.0359831969089002</text:p>
              </table:table-cell>
              <table:table-cell office:value-type="float" office:value="0.0229208748108588">
                <text:p>0.0229208748108588</text:p>
              </table:table-cell>
              <table:table-cell office:value-type="float" office:value="0.125116190565348">
                <text:p>0.125116190565348</text:p>
              </table:table-cell>
              <table:table-cell office:value-type="float" office:value="0.0000235187997355317">
                <text:p>0.0000235187997355317</text:p>
              </table:table-cell>
              <table:table-cell office:value-type="float" office:value="0.125116190565348">
                <text:p>0.125116190565348</text:p>
              </table:table-cell>
              <table:table-cell office:value-type="float" office:value="0.00348930113442551">
                <text:p>0.00348930113442551</text:p>
              </table:table-cell>
              <table:table-cell office:value-type="float" office:value="0.000745970721830469">
                <text:p>0.0007459707218304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31333327391686">
                <text:p>0.0131333327391686</text:p>
              </table:table-cell>
              <table:table-cell office:value-type="float" office:value="0.188241348233371">
                <text:p>0.188241348233371</text:p>
              </table:table-cell>
              <table:table-cell office:value-type="float" office:value="0">
                <text:p>0</text:p>
              </table:table-cell>
              <table:table-cell office:value-type="float" office:value="0.00585060941511399">
                <text:p>0.00585060941511399</text:p>
              </table:table-cell>
              <table:table-cell office:value-type="float" office:value="0.342156019690529">
                <text:p>0.342156019690529</text:p>
              </table:table-cell>
              <table:table-cell office:value-type="float" office:value="0.00617355098243021">
                <text:p>0.00617355098243021</text:p>
              </table:table-cell>
              <table:table-cell office:value-type="float" office:value="0.0332583723004267">
                <text:p>0.0332583723004267</text:p>
              </table:table-cell>
              <table:table-cell office:value-type="float" office:value="0.0377036819975251">
                <text:p>0.0377036819975251</text:p>
              </table:table-cell>
              <table:table-cell office:value-type="float" office:value="0.0446629319522298">
                <text:p>0.0446629319522298</text:p>
              </table:table-cell>
              <table:table-cell office:value-type="float" office:value="0.0157507519437676">
                <text:p>0.0157507519437676</text:p>
              </table:table-cell>
              <table:table-cell office:value-type="float" office:value="0.151365414734798">
                <text:p>0.151365414734798</text:p>
              </table:table-cell>
              <table:table-cell office:value-type="float" office:value="0.00617355098243021">
                <text:p>0.00617355098243021</text:p>
              </table:table-cell>
              <table:table-cell office:value-type="float" office:value="0">
                <text:p>0</text:p>
              </table:table-cell>
              <table:table-cell office:value-type="float" office:value="0.00172109926053843">
                <text:p>0.00172109926053843</text:p>
              </table:table-cell>
              <table:table-cell office:value-type="float" office:value="0">
                <text:p>0</text:p>
              </table:table-cell>
              <table:table-cell office:value-type="float" office:value="0.0405280984483664">
                <text:p>0.0405280984483664</text:p>
              </table:table-cell>
              <table:table-cell office:value-type="float" office:value="0.046216943850849">
                <text:p>0.046216943850849</text:p>
              </table:table-cell>
              <table:table-cell office:value-type="float" office:value="0.0294396511075483">
                <text:p>0.0294396511075483</text:p>
              </table:table-cell>
              <table:table-cell office:value-type="float" office:value="0.0114638296169946">
                <text:p>0.0114638296169946</text:p>
              </table:table-cell>
              <table:table-cell office:value-type="float" office:value="0.0000302076271143491">
                <text:p>0.0000302076271143491</text:p>
              </table:table-cell>
              <table:table-cell office:value-type="float" office:value="0.0114638296169946">
                <text:p>0.0114638296169946</text:p>
              </table:table-cell>
              <table:table-cell office:value-type="float" office:value="0.00448167063634968">
                <text:p>0.00448167063634968</text:p>
              </table:table-cell>
              <table:table-cell office:value-type="float" office:value="0.000958127446653433">
                <text:p>0.0009581274466534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795978634701736">
                <text:p>0.00795978634701736</text:p>
              </table:table-cell>
              <table:table-cell office:value-type="float" office:value="0.114088398805538">
                <text:p>0.114088398805538</text:p>
              </table:table-cell>
              <table:table-cell office:value-type="float" office:value="0">
                <text:p>0</text:p>
              </table:table-cell>
              <table:table-cell office:value-type="float" office:value="0.00354590840804817">
                <text:p>0.00354590840804817</text:p>
              </table:table-cell>
              <table:table-cell office:value-type="float" office:value="0.2073722356045">
                <text:p>0.2073722356045</text:p>
              </table:table-cell>
              <table:table-cell office:value-type="float" office:value="0.211644030804824">
                <text:p>0.211644030804824</text:p>
              </table:table-cell>
              <table:table-cell office:value-type="float" office:value="0">
                <text:p>0</text:p>
              </table:table-cell>
              <table:table-cell office:value-type="float" office:value="0.0228512643201613">
                <text:p>0.0228512643201613</text:p>
              </table:table-cell>
              <table:table-cell office:value-type="float" office:value="0.0220761077087918">
                <text:p>0.0220761077087918</text:p>
              </table:table-cell>
              <table:table-cell office:value-type="float" office:value="0.00166906968062615">
                <text:p>0.00166906968062615</text:p>
              </table:table-cell>
              <table:table-cell office:value-type="float" office:value="0.0911127510332858">
                <text:p>0.0911127510332858</text:p>
              </table:table-cell>
              <table:table-cell office:value-type="float" office:value="0.211644030804824">
                <text:p>0.211644030804824</text:p>
              </table:table-cell>
              <table:table-cell office:value-type="float" office:value="0">
                <text:p>0</text:p>
              </table:table-cell>
              <table:table-cell office:value-type="float" office:value="0.0586956685819534">
                <text:p>0.0586956685819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0109369915021">
                <text:p>0.0280109369915021</text:p>
              </table:table-cell>
              <table:table-cell office:value-type="float" office:value="0.0136715867094384">
                <text:p>0.0136715867094384</text:p>
              </table:table-cell>
              <table:table-cell office:value-type="float" office:value="0">
                <text:p>0</text:p>
              </table:table-cell>
              <table:table-cell office:value-type="float" office:value="0.000531524967569453">
                <text:p>0.000531524967569453</text:p>
              </table:table-cell>
              <table:table-cell office:value-type="float" office:value="0">
                <text:p>0</text:p>
              </table:table-cell>
              <table:table-cell office:value-type="float" office:value="0.00271622867603799">
                <text:p>0.00271622867603799</text:p>
              </table:table-cell>
              <table:table-cell office:value-type="float" office:value="0.00112272099697497">
                <text:p>0.001122720996974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1787703535558">
                <text:p>0.011787703535558</text:p>
              </table:table-cell>
              <table:table-cell office:value-type="float" office:value="0.168954318096093">
                <text:p>0.168954318096093</text:p>
              </table:table-cell>
              <table:table-cell office:value-type="float" office:value="0">
                <text:p>0</text:p>
              </table:table-cell>
              <table:table-cell office:value-type="float" office:value="0.00525116077730464">
                <text:p>0.00525116077730464</text:p>
              </table:table-cell>
              <table:table-cell office:value-type="float" office:value="0.30709904126404">
                <text:p>0.30709904126404</text:p>
              </table:table-cell>
              <table:table-cell office:value-type="float" office:value="0.102253867488004">
                <text:p>0.102253867488004</text:p>
              </table:table-cell>
              <table:table-cell office:value-type="float" office:value="0">
                <text:p>0</text:p>
              </table:table-cell>
              <table:table-cell office:value-type="float" office:value="0.0338406006674504">
                <text:p>0.0338406006674504</text:p>
              </table:table-cell>
              <table:table-cell office:value-type="float" office:value="0.0326926642084955">
                <text:p>0.0326926642084955</text:p>
              </table:table-cell>
              <table:table-cell office:value-type="float" office:value="0.00247173731801447">
                <text:p>0.00247173731801447</text:p>
              </table:table-cell>
              <table:table-cell office:value-type="float" office:value="0.134929517942014">
                <text:p>0.134929517942014</text:p>
              </table:table-cell>
              <table:table-cell office:value-type="float" office:value="0.102253867488004">
                <text:p>0.102253867488004</text:p>
              </table:table-cell>
              <table:table-cell office:value-type="float" office:value="0">
                <text:p>0</text:p>
              </table:table-cell>
              <table:table-cell office:value-type="float" office:value="0.0283582698331942">
                <text:p>0.028358269833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481596914909">
                <text:p>0.041481596914909</text:p>
              </table:table-cell>
              <table:table-cell office:value-type="float" office:value="0.0202463499111965">
                <text:p>0.0202463499111965</text:p>
              </table:table-cell>
              <table:table-cell office:value-type="float" office:value="0">
                <text:p>0</text:p>
              </table:table-cell>
              <table:table-cell office:value-type="float" office:value="0.000787139100542475">
                <text:p>0.000787139100542475</text:p>
              </table:table-cell>
              <table:table-cell office:value-type="float" office:value="0">
                <text:p>0</text:p>
              </table:table-cell>
              <table:table-cell office:value-type="float" office:value="0.00402248243130266">
                <text:p>0.00402248243130266</text:p>
              </table:table-cell>
              <table:table-cell office:value-type="float" office:value="0.00166264547980685">
                <text:p>0.001662645479806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166072471359146">
                <text:p>0.00166072471359146</text:p>
              </table:table-cell>
              <table:table-cell office:value-type="float" office:value="0.318931509159608">
                <text:p>0.318931509159608</text:p>
              </table:table-cell>
              <table:table-cell office:value-type="float" office:value="0.0000452289917013044">
                <text:p>0.0000452289917013044</text:p>
              </table:table-cell>
              <table:table-cell office:value-type="float" office:value="0.00991250649844111">
                <text:p>0.00991250649844111</text:p>
              </table:table-cell>
              <table:table-cell office:value-type="float" office:value="0.482023149675914">
                <text:p>0.482023149675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8801871592552">
                <text:p>0.0638801871592552</text:p>
              </table:table-cell>
              <table:table-cell office:value-type="float" office:value="0.000000884027645017486">
                <text:p>0.000000884027645017486</text:p>
              </table:table-cell>
              <table:table-cell office:value-type="float" office:value="0.00000470228911624826">
                <text:p>0.00000470228911624826</text:p>
              </table:table-cell>
              <table:table-cell office:value-type="float" office:value="0.0163745661020256">
                <text:p>0.0163745661020256</text:p>
              </table:table-cell>
              <table:table-cell office:value-type="float" office:value="0">
                <text:p>0</text:p>
              </table:table-cell>
              <table:table-cell office:value-type="float" office:value="0.0103954377756753">
                <text:p>0.0103954377756753</text:p>
              </table:table-cell>
              <table:table-cell office:value-type="float" office:value="0">
                <text:p>0</text:p>
              </table:table-cell>
              <table:table-cell office:value-type="float" office:value="0.0000675528984136201">
                <text:p>0.0000675528984136201</text:p>
              </table:table-cell>
              <table:table-cell office:value-type="float" office:value="0">
                <text:p>0</text:p>
              </table:table-cell>
              <table:table-cell office:value-type="float" office:value="0.0527544536395315">
                <text:p>0.0527544536395315</text:p>
              </table:table-cell>
              <table:table-cell office:value-type="float" office:value="0.0281316591621411">
                <text:p>0.0281316591621411</text:p>
              </table:table-cell>
              <table:table-cell office:value-type="float" office:value="0">
                <text:p>0</text:p>
              </table:table-cell>
              <table:table-cell office:value-type="float" office:value="0.0014858660839989">
                <text:p>0.0014858660839989</text:p>
              </table:table-cell>
              <table:table-cell office:value-type="float" office:value="0">
                <text:p>0</text:p>
              </table:table-cell>
              <table:table-cell office:value-type="float" office:value="0.00759315597985284">
                <text:p>0.00759315597985284</text:p>
              </table:table-cell>
              <table:table-cell office:value-type="float" office:value="0.00313854120677047">
                <text:p>0.003138541206770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20658840176717">
                <text:p>0.0020658840176717</text:p>
              </table:table-cell>
              <table:table-cell office:value-type="float" office:value="0.396739763383786">
                <text:p>0.396739763383786</text:p>
              </table:table-cell>
              <table:table-cell office:value-type="float" office:value="0.0000562633010783868">
                <text:p>0.0000562633010783868</text:p>
              </table:table-cell>
              <table:table-cell office:value-type="float" office:value="0.0123308140939938">
                <text:p>0.0123308140939938</text:p>
              </table:table-cell>
              <table:table-cell office:value-type="float" office:value="0.144417511951911">
                <text:p>0.144417511951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4647431260491">
                <text:p>0.0794647431260491</text:p>
              </table:table-cell>
              <table:table-cell office:value-type="float" office:value="0.00000109969976973762">
                <text:p>0.00000109969976973762</text:p>
              </table:table-cell>
              <table:table-cell office:value-type="float" office:value="0.00000584948474858854">
                <text:p>0.00000584948474858854</text:p>
              </table:table-cell>
              <table:table-cell office:value-type="float" office:value="0.0203693935522034">
                <text:p>0.0203693935522034</text:p>
              </table:table-cell>
              <table:table-cell office:value-type="float" office:value="0">
                <text:p>0</text:p>
              </table:table-cell>
              <table:table-cell office:value-type="float" office:value="0.0926412302967995">
                <text:p>0.0926412302967995</text:p>
              </table:table-cell>
              <table:table-cell office:value-type="float" office:value="0">
                <text:p>0</text:p>
              </table:table-cell>
              <table:table-cell office:value-type="float" office:value="0.131611584662774">
                <text:p>0.131611584662774</text:p>
              </table:table-cell>
              <table:table-cell office:value-type="float" office:value="0">
                <text:p>0</text:p>
              </table:table-cell>
              <table:table-cell office:value-type="float" office:value="0.0656247120356414">
                <text:p>0.0656247120356414</text:p>
              </table:table-cell>
              <table:table-cell office:value-type="float" office:value="0.0349948065649591">
                <text:p>0.0349948065649591</text:p>
              </table:table-cell>
              <table:table-cell office:value-type="float" office:value="0">
                <text:p>0</text:p>
              </table:table-cell>
              <table:table-cell office:value-type="float" office:value="0.00184836589527016">
                <text:p>0.00184836589527016</text:p>
              </table:table-cell>
              <table:table-cell office:value-type="float" office:value="0">
                <text:p>0</text:p>
              </table:table-cell>
              <table:table-cell office:value-type="float" office:value="0.00944562224002024">
                <text:p>0.00944562224002024</text:p>
              </table:table-cell>
              <table:table-cell office:value-type="float" office:value="0.00390423625301034">
                <text:p>0.003904236253010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60227864581057">
                <text:p>0.460227864581057</text:p>
              </table:table-cell>
              <table:table-cell office:value-type="float" office:value="0.0889855483315241">
                <text:p>0.0889855483315241</text:p>
              </table:table-cell>
              <table:table-cell office:value-type="float" office:value="0.0352558067013657">
                <text:p>0.0352558067013657</text:p>
              </table:table-cell>
              <table:table-cell office:value-type="float" office:value="0.00299077028305441">
                <text:p>0.00299077028305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7202651377973">
                <text:p>0.227202651377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1078987859458">
                <text:p>0.00271078987859458</text:p>
              </table:table-cell>
              <table:table-cell office:value-type="float" office:value="0">
                <text:p>0</text:p>
              </table:table-cell>
              <table:table-cell office:value-type="float" office:value="0.122582220030863">
                <text:p>0.122582220030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4276691189185">
                <text:p>0.00194276691189185</text:p>
              </table:table-cell>
              <table:table-cell office:value-type="float" office:value="0">
                <text:p>0</text:p>
              </table:table-cell>
              <table:table-cell office:value-type="float" office:value="0.00528477880768986">
                <text:p>0.00528477880768986</text:p>
              </table:table-cell>
              <table:table-cell office:value-type="float" office:value="0">
                <text:p>0</text:p>
              </table:table-cell>
              <table:table-cell office:value-type="float" office:value="0.0270065753254466">
                <text:p>0.0270065753254466</text:p>
              </table:table-cell>
              <table:table-cell office:value-type="float" office:value="0.0182782124301112">
                <text:p>0.01827821243011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27956062875452">
                <text:p>0.527956062875452</text:p>
              </table:table-cell>
              <table:table-cell office:value-type="float" office:value="0.102080877633296">
                <text:p>0.102080877633296</text:p>
              </table:table-cell>
              <table:table-cell office:value-type="float" office:value="0.0404441351836432">
                <text:p>0.0404441351836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0638308768381">
                <text:p>0.260638308768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2866902327794">
                <text:p>0.00222866902327794</text:p>
              </table:table-cell>
              <table:table-cell office:value-type="float" office:value="0">
                <text:p>0</text:p>
              </table:table-cell>
              <table:table-cell office:value-type="float" office:value="0.00606249952963113">
                <text:p>0.00606249952963113</text:p>
              </table:table-cell>
              <table:table-cell office:value-type="float" office:value="0">
                <text:p>0</text:p>
              </table:table-cell>
              <table:table-cell office:value-type="float" office:value="0.0309809254934139">
                <text:p>0.0309809254934139</text:p>
              </table:table-cell>
              <table:table-cell office:value-type="float" office:value="0.0209680766607495">
                <text:p>0.020968076660749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8815917453284">
                <text:p>0.338815917453284</text:p>
              </table:table-cell>
              <table:table-cell office:value-type="float" office:value="0.104966795006598">
                <text:p>0.104966795006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3231986140356">
                <text:p>0.383231986140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7343234744085">
                <text:p>0.0157343234744085</text:p>
              </table:table-cell>
              <table:table-cell office:value-type="float" office:value="0">
                <text:p>0</text:p>
              </table:table-cell>
              <table:table-cell office:value-type="float" office:value="0.0804064213827485">
                <text:p>0.0804064213827485</text:p>
              </table:table-cell>
              <table:table-cell office:value-type="float" office:value="0.0544195557717888">
                <text:p>0.05441955577178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8815912197179">
                <text:p>0.338815912197179</text:p>
              </table:table-cell>
              <table:table-cell office:value-type="float" office:value="0.104966788881604">
                <text:p>0.104966788881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323199761059">
                <text:p>0.38323199761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7343234198417">
                <text:p>0.0157343234198417</text:p>
              </table:table-cell>
              <table:table-cell office:value-type="float" office:value="0">
                <text:p>0</text:p>
              </table:table-cell>
              <table:table-cell office:value-type="float" office:value="0.0804064223025687">
                <text:p>0.0804064223025687</text:p>
              </table:table-cell>
              <table:table-cell office:value-type="float" office:value="0.0544195543951639">
                <text:p>0.05441955439516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1351356795347">
                <text:p>0.561351356795347</text:p>
              </table:table-cell>
              <table:table-cell office:value-type="float" office:value="0.173909342833361">
                <text:p>0.173909342833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0814144011193">
                <text:p>0.0260814144011193</text:p>
              </table:table-cell>
              <table:table-cell office:value-type="float" office:value="0">
                <text:p>0</text:p>
              </table:table-cell>
              <table:table-cell office:value-type="float" office:value="0.133217643267763">
                <text:p>0.133217643267763</text:p>
              </table:table-cell>
              <table:table-cell office:value-type="float" office:value="0.0978620009174996">
                <text:p>0.09786200091749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1351367141176">
                <text:p>0.561351367141176</text:p>
              </table:table-cell>
              <table:table-cell office:value-type="float" office:value="0.17390932836679">
                <text:p>0.17390932836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081414208613">
                <text:p>0.026081414208613</text:p>
              </table:table-cell>
              <table:table-cell office:value-type="float" office:value="0">
                <text:p>0</text:p>
              </table:table-cell>
              <table:table-cell office:value-type="float" office:value="0.13321764247369">
                <text:p>0.13321764247369</text:p>
              </table:table-cell>
              <table:table-cell office:value-type="float" office:value="0.0978620061777282">
                <text:p>0.0978620061777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0.234cm" svg:height="9cm" xlink:href=".." xlink:type="simple" chart:class="chart:area" chart:style-name="ch1">
        <chart:subtitle svg:x="4.349cm" svg:y="0.181cm" chart:style-name="ch2">
          <text:p>Cell mudel "voronoi_A3AP1" without applying Bayesian overlapping</text:p>
        </chart:subtitle>
        <chart:legend chart:legend-position="end" svg:x="17.664cm" svg:y="1.09cm" style:legend-expansion="high" chart:style-name="ch3"/>
        <chart:plot-area chart:style-name="ch4" table:cell-range-address="bayesian_paper.A21:bayesian_paper.X36" chart:data-source-has-labels="both" svg:x="1.434cm" svg:y="1.052cm" svg:width="15.826cm" svg:height="6.768cm">
          <chartooo:coordinate-region svg:x="2.638cm" svg:y="1.282cm" svg:width="14.409cm" svg:height="5.829cm"/>
          <chart:axis chart:dimension="x" chart:name="primary-x" chart:style-name="ch5" chartooo:axis-type="auto">
            <chartooo:date-scale/>
            <chart:title svg:x="8.355cm" svg:y="8.001cm" chart:style-name="ch6">
              <text:p>pixel number</text:p>
            </chart:title>
            <chart:categories table:cell-range-address="bayesian_paper.A22:bayesian_paper.A36"/>
          </chart:axis>
          <chart:axis chart:dimension="y" chart:name="primary-y" chart:style-name="ch7">
            <chart:title svg:x="0.451cm" svg:y="6.857cm" chart:style-name="ch8">
              <text:p>stacked probabilities of the cells</text:p>
            </chart:title>
            <chart:grid chart:style-name="ch9" chart:class="major"/>
          </chart:axis>
          <chart:series chart:style-name="ch10" chart:values-cell-range-address="bayesian_paper.B22:bayesian_paper.B36" chart:label-cell-address="bayesian_paper.B21:bayesian_paper.B21" chart:class="chart:area">
            <chart:data-point chart:repeated="15"/>
          </chart:series>
          <chart:series chart:style-name="ch11" chart:values-cell-range-address="bayesian_paper.C22:bayesian_paper.C36" chart:label-cell-address="bayesian_paper.C21:bayesian_paper.C21" chart:class="chart:area">
            <chart:data-point chart:repeated="15"/>
          </chart:series>
          <chart:series chart:style-name="ch12" chart:values-cell-range-address="bayesian_paper.D22:bayesian_paper.D36" chart:label-cell-address="bayesian_paper.D21:bayesian_paper.D21" chart:class="chart:area">
            <chart:data-point chart:repeated="15"/>
          </chart:series>
          <chart:series chart:style-name="ch13" chart:values-cell-range-address="bayesian_paper.E22:bayesian_paper.E36" chart:label-cell-address="bayesian_paper.E21:bayesian_paper.E21" chart:class="chart:area">
            <chart:data-point chart:repeated="15"/>
          </chart:series>
          <chart:series chart:style-name="ch14" chart:values-cell-range-address="bayesian_paper.F22:bayesian_paper.F36" chart:label-cell-address="bayesian_paper.F21:bayesian_paper.F21" chart:class="chart:area">
            <chart:data-point chart:repeated="15"/>
          </chart:series>
          <chart:series chart:style-name="ch15" chart:values-cell-range-address="bayesian_paper.G22:bayesian_paper.G36" chart:label-cell-address="bayesian_paper.G21:bayesian_paper.G21" chart:class="chart:area">
            <chart:data-point chart:repeated="15"/>
          </chart:series>
          <chart:series chart:style-name="ch16" chart:values-cell-range-address="bayesian_paper.H22:bayesian_paper.H36" chart:label-cell-address="bayesian_paper.H21:bayesian_paper.H21" chart:class="chart:area">
            <chart:data-point chart:repeated="15"/>
          </chart:series>
          <chart:series chart:style-name="ch17" chart:values-cell-range-address="bayesian_paper.I22:bayesian_paper.I36" chart:label-cell-address="bayesian_paper.I21:bayesian_paper.I21" chart:class="chart:area">
            <chart:data-point chart:repeated="15"/>
          </chart:series>
          <chart:series chart:style-name="ch18" chart:values-cell-range-address="bayesian_paper.J22:bayesian_paper.J36" chart:label-cell-address="bayesian_paper.J21:bayesian_paper.J21" chart:class="chart:area">
            <chart:data-point chart:repeated="15"/>
          </chart:series>
          <chart:series chart:style-name="ch19" chart:values-cell-range-address="bayesian_paper.K22:bayesian_paper.K36" chart:label-cell-address="bayesian_paper.K21:bayesian_paper.K21" chart:class="chart:area">
            <chart:data-point chart:repeated="15"/>
          </chart:series>
          <chart:series chart:style-name="ch20" chart:values-cell-range-address="bayesian_paper.L22:bayesian_paper.L36" chart:label-cell-address="bayesian_paper.L21:bayesian_paper.L21" chart:class="chart:area">
            <chart:data-point chart:repeated="15"/>
          </chart:series>
          <chart:series chart:style-name="ch21" chart:values-cell-range-address="bayesian_paper.M22:bayesian_paper.M36" chart:label-cell-address="bayesian_paper.M21:bayesian_paper.M21" chart:class="chart:area">
            <chart:data-point chart:repeated="15"/>
          </chart:series>
          <chart:series chart:style-name="ch10" chart:values-cell-range-address="bayesian_paper.N22:bayesian_paper.N36" chart:label-cell-address="bayesian_paper.N21:bayesian_paper.N21" chart:class="chart:area">
            <chart:data-point chart:repeated="15"/>
          </chart:series>
          <chart:series chart:style-name="ch11" chart:values-cell-range-address="bayesian_paper.O22:bayesian_paper.O36" chart:label-cell-address="bayesian_paper.O21:bayesian_paper.O21" chart:class="chart:area">
            <chart:data-point chart:repeated="15"/>
          </chart:series>
          <chart:series chart:style-name="ch12" chart:values-cell-range-address="bayesian_paper.P22:bayesian_paper.P36" chart:label-cell-address="bayesian_paper.P21:bayesian_paper.P21" chart:class="chart:area">
            <chart:data-point chart:repeated="15"/>
          </chart:series>
          <chart:series chart:style-name="ch13" chart:values-cell-range-address="bayesian_paper.Q22:bayesian_paper.Q36" chart:label-cell-address="bayesian_paper.Q21:bayesian_paper.Q21" chart:class="chart:area">
            <chart:data-point chart:repeated="15"/>
          </chart:series>
          <chart:series chart:style-name="ch14" chart:values-cell-range-address="bayesian_paper.R22:bayesian_paper.R36" chart:label-cell-address="bayesian_paper.R21:bayesian_paper.R21" chart:class="chart:area">
            <chart:data-point chart:repeated="15"/>
          </chart:series>
          <chart:series chart:style-name="ch15" chart:values-cell-range-address="bayesian_paper.S22:bayesian_paper.S36" chart:label-cell-address="bayesian_paper.S21:bayesian_paper.S21" chart:class="chart:area">
            <chart:data-point chart:repeated="15"/>
          </chart:series>
          <chart:series chart:style-name="ch16" chart:values-cell-range-address="bayesian_paper.T22:bayesian_paper.T36" chart:label-cell-address="bayesian_paper.T21:bayesian_paper.T21" chart:class="chart:area">
            <chart:data-point chart:repeated="15"/>
          </chart:series>
          <chart:series chart:style-name="ch17" chart:values-cell-range-address="bayesian_paper.U22:bayesian_paper.U36" chart:label-cell-address="bayesian_paper.U21:bayesian_paper.U21" chart:class="chart:area">
            <chart:data-point chart:repeated="15"/>
          </chart:series>
          <chart:series chart:style-name="ch18" chart:values-cell-range-address="bayesian_paper.V22:bayesian_paper.V36" chart:label-cell-address="bayesian_paper.V21:bayesian_paper.V21" chart:class="chart:area">
            <chart:data-point chart:repeated="15"/>
          </chart:series>
          <chart:series chart:style-name="ch19" chart:values-cell-range-address="bayesian_paper.W22:bayesian_paper.W36" chart:label-cell-address="bayesian_paper.W21:bayesian_paper.W21" chart:class="chart:area">
            <chart:data-point chart:repeated="15"/>
          </chart:series>
          <chart:series chart:style-name="ch20" chart:values-cell-range-address="bayesian_paper.X22:bayesian_paper.X36" chart:label-cell-address="bayesian_paper.X21:bayesian_paper.X21" chart:class="chart:area">
            <chart:data-point chart:repeated="1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7</text:p>
                <draw:g>
                  <svg:desc>bayesian_paper.B21:bayesian_paper.B21</svg:desc>
                </draw:g>
              </table:table-cell>
              <table:table-cell office:value-type="string">
                <text:p>151</text:p>
                <draw:g>
                  <svg:desc>bayesian_paper.C21:bayesian_paper.C21</svg:desc>
                </draw:g>
              </table:table-cell>
              <table:table-cell office:value-type="string">
                <text:p>485</text:p>
                <draw:g>
                  <svg:desc>bayesian_paper.D21:bayesian_paper.D21</svg:desc>
                </draw:g>
              </table:table-cell>
              <table:table-cell office:value-type="string">
                <text:p>167</text:p>
                <draw:g>
                  <svg:desc>bayesian_paper.E21:bayesian_paper.E21</svg:desc>
                </draw:g>
              </table:table-cell>
              <table:table-cell office:value-type="string">
                <text:p>172</text:p>
                <draw:g>
                  <svg:desc>bayesian_paper.F21:bayesian_paper.F21</svg:desc>
                </draw:g>
              </table:table-cell>
              <table:table-cell office:value-type="string">
                <text:p>569</text:p>
                <draw:g>
                  <svg:desc>bayesian_paper.G21:bayesian_paper.G21</svg:desc>
                </draw:g>
              </table:table-cell>
              <table:table-cell office:value-type="string">
                <text:p>212</text:p>
                <draw:g>
                  <svg:desc>bayesian_paper.H21:bayesian_paper.H21</svg:desc>
                </draw:g>
              </table:table-cell>
              <table:table-cell office:value-type="string">
                <text:p>221</text:p>
                <draw:g>
                  <svg:desc>bayesian_paper.I21:bayesian_paper.I21</svg:desc>
                </draw:g>
              </table:table-cell>
              <table:table-cell office:value-type="string">
                <text:p>241</text:p>
                <draw:g>
                  <svg:desc>bayesian_paper.J21:bayesian_paper.J21</svg:desc>
                </draw:g>
              </table:table-cell>
              <table:table-cell office:value-type="string">
                <text:p>243</text:p>
                <draw:g>
                  <svg:desc>bayesian_paper.K21:bayesian_paper.K21</svg:desc>
                </draw:g>
              </table:table-cell>
              <table:table-cell office:value-type="string">
                <text:p>260</text:p>
                <draw:g>
                  <svg:desc>bayesian_paper.L21:bayesian_paper.L21</svg:desc>
                </draw:g>
              </table:table-cell>
              <table:table-cell office:value-type="string">
                <text:p>547</text:p>
                <draw:g>
                  <svg:desc>bayesian_paper.M21:bayesian_paper.M21</svg:desc>
                </draw:g>
              </table:table-cell>
              <table:table-cell office:value-type="string">
                <text:p>263</text:p>
                <draw:g>
                  <svg:desc>bayesian_paper.N21:bayesian_paper.N21</svg:desc>
                </draw:g>
              </table:table-cell>
              <table:table-cell office:value-type="string">
                <text:p>290</text:p>
                <draw:g>
                  <svg:desc>bayesian_paper.O21:bayesian_paper.O21</svg:desc>
                </draw:g>
              </table:table-cell>
              <table:table-cell office:value-type="string">
                <text:p>342</text:p>
                <draw:g>
                  <svg:desc>bayesian_paper.P21:bayesian_paper.P21</svg:desc>
                </draw:g>
              </table:table-cell>
              <table:table-cell office:value-type="string">
                <text:p>343</text:p>
                <draw:g>
                  <svg:desc>bayesian_paper.Q21:bayesian_paper.Q21</svg:desc>
                </draw:g>
              </table:table-cell>
              <table:table-cell office:value-type="string">
                <text:p>378</text:p>
                <draw:g>
                  <svg:desc>bayesian_paper.R21:bayesian_paper.R21</svg:desc>
                </draw:g>
              </table:table-cell>
              <table:table-cell office:value-type="string">
                <text:p>382</text:p>
                <draw:g>
                  <svg:desc>bayesian_paper.S21:bayesian_paper.S21</svg:desc>
                </draw:g>
              </table:table-cell>
              <table:table-cell office:value-type="string">
                <text:p>433</text:p>
                <draw:g>
                  <svg:desc>bayesian_paper.T21:bayesian_paper.T21</svg:desc>
                </draw:g>
              </table:table-cell>
              <table:table-cell office:value-type="string">
                <text:p>435</text:p>
                <draw:g>
                  <svg:desc>bayesian_paper.U21:bayesian_paper.U21</svg:desc>
                </draw:g>
              </table:table-cell>
              <table:table-cell office:value-type="string">
                <text:p>453</text:p>
                <draw:g>
                  <svg:desc>bayesian_paper.V21:bayesian_paper.V21</svg:desc>
                </draw:g>
              </table:table-cell>
              <table:table-cell office:value-type="string">
                <text:p>478</text:p>
                <draw:g>
                  <svg:desc>bayesian_paper.W21:bayesian_paper.W21</svg:desc>
                </draw:g>
              </table:table-cell>
              <table:table-cell office:value-type="string">
                <text:p>554</text:p>
                <draw:g>
                  <svg:desc>bayesian_paper.X21:bayesian_paper.X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bayesian_paper.A22:bayesian_paper.A36</svg:desc>
                </draw:g>
              </table:table-cell>
              <table:table-cell office:value-type="float" office:value="0.0266697180196528">
                <text:p>0.0266697180196528</text:p>
                <draw:g>
                  <svg:desc>bayesian_paper.B22:bayesian_paper.B36</svg:desc>
                </draw:g>
              </table:table-cell>
              <table:table-cell office:value-type="float" office:value="0.0355980704838464">
                <text:p>0.0355980704838464</text:p>
                <draw:g>
                  <svg:desc>bayesian_paper.C22:bayesian_paper.C36</svg:desc>
                </draw:g>
              </table:table-cell>
              <table:table-cell office:value-type="float" office:value="0">
                <text:p>0</text:p>
                <draw:g>
                  <svg:desc>bayesian_paper.D22:bayesian_paper.D36</svg:desc>
                </draw:g>
              </table:table-cell>
              <table:table-cell office:value-type="float" office:value="0.0121293575596362">
                <text:p>0.0121293575596362</text:p>
                <draw:g>
                  <svg:desc>bayesian_paper.E22:bayesian_paper.E36</svg:desc>
                </draw:g>
              </table:table-cell>
              <table:table-cell office:value-type="float" office:value="0.208619226559637">
                <text:p>0.208619226559637</text:p>
                <draw:g>
                  <svg:desc>bayesian_paper.F22:bayesian_paper.F36</svg:desc>
                </draw:g>
              </table:table-cell>
              <table:table-cell office:value-type="float" office:value="0">
                <text:p>0</text:p>
                <draw:g>
                  <svg:desc>bayesian_paper.G22:bayesian_paper.G36</svg:desc>
                </draw:g>
              </table:table-cell>
              <table:table-cell office:value-type="float" office:value="0.090362863661119">
                <text:p>0.090362863661119</text:p>
                <draw:g>
                  <svg:desc>bayesian_paper.H22:bayesian_paper.H36</svg:desc>
                </draw:g>
              </table:table-cell>
              <table:table-cell office:value-type="float" office:value="0">
                <text:p>0</text:p>
                <draw:g>
                  <svg:desc>bayesian_paper.I22:bayesian_paper.I36</svg:desc>
                </draw:g>
              </table:table-cell>
              <table:table-cell office:value-type="float" office:value="0.0252619855713375">
                <text:p>0.0252619855713375</text:p>
                <draw:g>
                  <svg:desc>bayesian_paper.J22:bayesian_paper.J36</svg:desc>
                </draw:g>
              </table:table-cell>
              <table:table-cell office:value-type="float" office:value="0.0534349626060576">
                <text:p>0.0534349626060576</text:p>
                <draw:g>
                  <svg:desc>bayesian_paper.K22:bayesian_paper.K36</svg:desc>
                </draw:g>
              </table:table-cell>
              <table:table-cell office:value-type="float" office:value="0.0987407303639846">
                <text:p>0.0987407303639846</text:p>
                <draw:g>
                  <svg:desc>bayesian_paper.L22:bayesian_paper.L36</svg:desc>
                </draw:g>
              </table:table-cell>
              <table:table-cell office:value-type="float" office:value="0">
                <text:p>0</text:p>
                <draw:g>
                  <svg:desc>bayesian_paper.M22:bayesian_paper.M36</svg:desc>
                </draw:g>
              </table:table-cell>
              <table:table-cell office:value-type="float" office:value="0">
                <text:p>0</text:p>
                <draw:g>
                  <svg:desc>bayesian_paper.N22:bayesian_paper.N36</svg:desc>
                </draw:g>
              </table:table-cell>
              <table:table-cell office:value-type="float" office:value="0">
                <text:p>0</text:p>
                <draw:g>
                  <svg:desc>bayesian_paper.O22:bayesian_paper.O36</svg:desc>
                </draw:g>
              </table:table-cell>
              <table:table-cell office:value-type="float" office:value="0">
                <text:p>0</text:p>
                <draw:g>
                  <svg:desc>bayesian_paper.P22:bayesian_paper.P36</svg:desc>
                </draw:g>
              </table:table-cell>
              <table:table-cell office:value-type="float" office:value="0.101099171797262">
                <text:p>0.101099171797262</text:p>
                <draw:g>
                  <svg:desc>bayesian_paper.Q22:bayesian_paper.Q36</svg:desc>
                </draw:g>
              </table:table-cell>
              <table:table-cell office:value-type="float" office:value="0.0314383239205202">
                <text:p>0.0314383239205202</text:p>
                <draw:g>
                  <svg:desc>bayesian_paper.R22:bayesian_paper.R36</svg:desc>
                </draw:g>
              </table:table-cell>
              <table:table-cell office:value-type="float" office:value="0.00922587700099257">
                <text:p>0.00922587700099257</text:p>
                <draw:g>
                  <svg:desc>bayesian_paper.S22:bayesian_paper.S36</svg:desc>
                </draw:g>
              </table:table-cell>
              <table:table-cell office:value-type="float" office:value="0.116885401973494">
                <text:p>0.116885401973494</text:p>
                <draw:g>
                  <svg:desc>bayesian_paper.T22:bayesian_paper.T36</svg:desc>
                </draw:g>
              </table:table-cell>
              <table:table-cell office:value-type="float" office:value="0.00108516627228668">
                <text:p>0.00108516627228668</text:p>
                <draw:g>
                  <svg:desc>bayesian_paper.U22:bayesian_paper.U36</svg:desc>
                </draw:g>
              </table:table-cell>
              <table:table-cell office:value-type="float" office:value="0.116885401973494">
                <text:p>0.116885401973494</text:p>
                <draw:g>
                  <svg:desc>bayesian_paper.V22:bayesian_paper.V36</svg:desc>
                </draw:g>
              </table:table-cell>
              <table:table-cell office:value-type="float" office:value="0.00856602239612623">
                <text:p>0.00856602239612623</text:p>
                <draw:g>
                  <svg:desc>bayesian_paper.W22:bayesian_paper.W36</svg:desc>
                </draw:g>
              </table:table-cell>
              <table:table-cell office:value-type="float" office:value="0.00398528176305006">
                <text:p>0.00398528176305006</text:p>
                <draw:g>
                  <svg:desc>bayesian_paper.X22:bayesian_paper.X3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54865031764485">
                <text:p>0.0254865031764485</text:p>
              </table:table-cell>
              <table:table-cell office:value-type="float" office:value="0.0838877008670668">
                <text:p>0.0838877008670668</text:p>
              </table:table-cell>
              <table:table-cell office:value-type="float" office:value="0">
                <text:p>0</text:p>
              </table:table-cell>
              <table:table-cell office:value-type="float" office:value="0.0094207062285914">
                <text:p>0.0094207062285914</text:p>
              </table:table-cell>
              <table:table-cell office:value-type="float" office:value="0.162031701793878">
                <text:p>0.162031701793878</text:p>
              </table:table-cell>
              <table:table-cell office:value-type="float" office:value="0">
                <text:p>0</text:p>
              </table:table-cell>
              <table:table-cell office:value-type="float" office:value="0.0701836010967749">
                <text:p>0.0701836010967749</text:p>
              </table:table-cell>
              <table:table-cell office:value-type="float" office:value="0.0381722297615875">
                <text:p>0.0381722297615875</text:p>
              </table:table-cell>
              <table:table-cell office:value-type="float" office:value="0.0642020361460178">
                <text:p>0.0642020361460178</text:p>
              </table:table-cell>
              <table:table-cell office:value-type="float" office:value="0.0361624448792115">
                <text:p>0.0361624448792115</text:p>
              </table:table-cell>
              <table:table-cell office:value-type="float" office:value="0.0766905756535017">
                <text:p>0.0766905756535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5223448787884">
                <text:p>0.0785223448787884</text:p>
              </table:table-cell>
              <table:table-cell office:value-type="float" office:value="0.0634612750466424">
                <text:p>0.0634612750466424</text:p>
              </table:table-cell>
              <table:table-cell office:value-type="float" office:value="0.0415413489969129">
                <text:p>0.0415413489969129</text:p>
              </table:table-cell>
              <table:table-cell office:value-type="float" office:value="0.0907832940853739">
                <text:p>0.0907832940853739</text:p>
              </table:table-cell>
              <table:table-cell office:value-type="float" office:value="0.00084283381128184">
                <text:p>0.00084283381128184</text:p>
              </table:table-cell>
              <table:table-cell office:value-type="float" office:value="0.0907832940853739">
                <text:p>0.0907832940853739</text:p>
              </table:table-cell>
              <table:table-cell office:value-type="float" office:value="0.0106325198935122">
                <text:p>0.0106325198935122</text:p>
              </table:table-cell>
              <table:table-cell office:value-type="float" office:value="0.00505737091220127">
                <text:p>0.005057370912201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54865031764485">
                <text:p>0.0254865031764485</text:p>
              </table:table-cell>
              <table:table-cell office:value-type="float" office:value="0.0838877008670668">
                <text:p>0.0838877008670668</text:p>
              </table:table-cell>
              <table:table-cell office:value-type="float" office:value="0">
                <text:p>0</text:p>
              </table:table-cell>
              <table:table-cell office:value-type="float" office:value="0.0094207062285914">
                <text:p>0.0094207062285914</text:p>
              </table:table-cell>
              <table:table-cell office:value-type="float" office:value="0.162031701793878">
                <text:p>0.162031701793878</text:p>
              </table:table-cell>
              <table:table-cell office:value-type="float" office:value="0">
                <text:p>0</text:p>
              </table:table-cell>
              <table:table-cell office:value-type="float" office:value="0.0701836010967749">
                <text:p>0.0701836010967749</text:p>
              </table:table-cell>
              <table:table-cell office:value-type="float" office:value="0.0381722297615875">
                <text:p>0.0381722297615875</text:p>
              </table:table-cell>
              <table:table-cell office:value-type="float" office:value="0.0642020361460178">
                <text:p>0.0642020361460178</text:p>
              </table:table-cell>
              <table:table-cell office:value-type="float" office:value="0.0361624448792115">
                <text:p>0.0361624448792115</text:p>
              </table:table-cell>
              <table:table-cell office:value-type="float" office:value="0.0766905756535017">
                <text:p>0.0766905756535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5223448787884">
                <text:p>0.0785223448787884</text:p>
              </table:table-cell>
              <table:table-cell office:value-type="float" office:value="0.0634612750466424">
                <text:p>0.0634612750466424</text:p>
              </table:table-cell>
              <table:table-cell office:value-type="float" office:value="0.0415413489969129">
                <text:p>0.0415413489969129</text:p>
              </table:table-cell>
              <table:table-cell office:value-type="float" office:value="0.0907832940853739">
                <text:p>0.0907832940853739</text:p>
              </table:table-cell>
              <table:table-cell office:value-type="float" office:value="0.00084283381128184">
                <text:p>0.00084283381128184</text:p>
              </table:table-cell>
              <table:table-cell office:value-type="float" office:value="0.0907832940853739">
                <text:p>0.0907832940853739</text:p>
              </table:table-cell>
              <table:table-cell office:value-type="float" office:value="0.0106325198935122">
                <text:p>0.0106325198935122</text:p>
              </table:table-cell>
              <table:table-cell office:value-type="float" office:value="0.00505737091220127">
                <text:p>0.005057370912201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71754089990219">
                <text:p>0.0271754089990219</text:p>
              </table:table-cell>
              <table:table-cell office:value-type="float" office:value="0.0894466598759121">
                <text:p>0.0894466598759121</text:p>
              </table:table-cell>
              <table:table-cell office:value-type="float" office:value="0">
                <text:p>0</text:p>
              </table:table-cell>
              <table:table-cell office:value-type="float" office:value="0.0100449851063985">
                <text:p>0.0100449851063985</text:p>
              </table:table-cell>
              <table:table-cell office:value-type="float" office:value="0.1727690039144">
                <text:p>0.1727690039144</text:p>
              </table:table-cell>
              <table:table-cell office:value-type="float" office:value="0">
                <text:p>0</text:p>
              </table:table-cell>
              <table:table-cell office:value-type="float" office:value="0.0404865995146999">
                <text:p>0.0404865995146999</text:p>
              </table:table-cell>
              <table:table-cell office:value-type="float" office:value="0.0573098913179454">
                <text:p>0.0573098913179454</text:p>
              </table:table-cell>
              <table:table-cell office:value-type="float" office:value="0.0752341811731931">
                <text:p>0.0752341811731931</text:p>
              </table:table-cell>
              <table:table-cell office:value-type="float" office:value="0.0244166168133856">
                <text:p>0.0244166168133856</text:p>
              </table:table-cell>
              <table:table-cell office:value-type="float" office:value="0.081772605104972">
                <text:p>0.081772605104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2765036043877">
                <text:p>0.0452765036043877</text:p>
              </table:table-cell>
              <table:table-cell office:value-type="float" office:value="0.0676666427344799">
                <text:p>0.0676666427344799</text:p>
              </table:table-cell>
              <table:table-cell office:value-type="float" office:value="0.0415809611986101">
                <text:p>0.0415809611986101</text:p>
              </table:table-cell>
              <table:table-cell office:value-type="float" office:value="0.096799201128866">
                <text:p>0.096799201128866</text:p>
              </table:table-cell>
              <table:table-cell office:value-type="float" office:value="0.00089868560552292">
                <text:p>0.00089868560552292</text:p>
              </table:table-cell>
              <table:table-cell office:value-type="float" office:value="0.096799201128866">
                <text:p>0.096799201128866</text:p>
              </table:table-cell>
              <table:table-cell office:value-type="float" office:value="0.0113371016335987">
                <text:p>0.0113371016335987</text:p>
              </table:table-cell>
              <table:table-cell office:value-type="float" office:value="0.00539250606673369">
                <text:p>0.005392506066733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90288935520808">
                <text:p>0.0290288935520808</text:p>
              </table:table-cell>
              <table:table-cell office:value-type="float" office:value="0.0955473225157525">
                <text:p>0.0955473225157525</text:p>
              </table:table-cell>
              <table:table-cell office:value-type="float" office:value="0">
                <text:p>0</text:p>
              </table:table-cell>
              <table:table-cell office:value-type="float" office:value="0.0107300980602123">
                <text:p>0.0107300980602123</text:p>
              </table:table-cell>
              <table:table-cell office:value-type="float" office:value="0.184552623436528">
                <text:p>0.184552623436528</text:p>
              </table:table-cell>
              <table:table-cell office:value-type="float" office:value="0.0346830786615352">
                <text:p>0.0346830786615352</text:p>
              </table:table-cell>
              <table:table-cell office:value-type="float" office:value="0.0432479668526884">
                <text:p>0.0432479668526884</text:p>
              </table:table-cell>
              <table:table-cell office:value-type="float" office:value="0.0612186824717094">
                <text:p>0.0612186824717094</text:p>
              </table:table-cell>
              <table:table-cell office:value-type="float" office:value="0.0803654891388456">
                <text:p>0.0803654891388456</text:p>
              </table:table-cell>
              <table:table-cell office:value-type="float" office:value="0.0260819393887771">
                <text:p>0.0260819393887771</text:p>
              </table:table-cell>
              <table:table-cell office:value-type="float" office:value="0.0873498628540975">
                <text:p>0.0873498628540975</text:p>
              </table:table-cell>
              <table:table-cell office:value-type="float" office:value="0.0346830786615352">
                <text:p>0.0346830786615352</text:p>
              </table:table-cell>
              <table:table-cell office:value-type="float" office:value="0">
                <text:p>0</text:p>
              </table:table-cell>
              <table:table-cell office:value-type="float" office:value="0.0139971487087564">
                <text:p>0.0139971487087564</text:p>
              </table:table-cell>
              <table:table-cell office:value-type="float" office:value="0">
                <text:p>0</text:p>
              </table:table-cell>
              <table:table-cell office:value-type="float" office:value="0.0483645638448156">
                <text:p>0.0483645638448156</text:p>
              </table:table-cell>
              <table:table-cell office:value-type="float" office:value="0.0722818107001296">
                <text:p>0.0722818107001296</text:p>
              </table:table-cell>
              <table:table-cell office:value-type="float" office:value="0.0444169689026979">
                <text:p>0.0444169689026979</text:p>
              </table:table-cell>
              <table:table-cell office:value-type="float" office:value="0.0276174485738603">
                <text:p>0.0276174485738603</text:p>
              </table:table-cell>
              <table:table-cell office:value-type="float" office:value="0.000959979987070335">
                <text:p>0.000959979987070335</text:p>
              </table:table-cell>
              <table:table-cell office:value-type="float" office:value="0.0276174485738603">
                <text:p>0.0276174485738603</text:p>
              </table:table-cell>
              <table:table-cell office:value-type="float" office:value="0.0121103427191363">
                <text:p>0.0121103427191363</text:p>
              </table:table-cell>
              <table:table-cell office:value-type="float" office:value="0.00576029912174629">
                <text:p>0.005760299121746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182431745455">
                <text:p>0.02182431745455</text:p>
              </table:table-cell>
              <table:table-cell office:value-type="float" office:value="0.0718337781209229">
                <text:p>0.0718337781209229</text:p>
              </table:table-cell>
              <table:table-cell office:value-type="float" office:value="0">
                <text:p>0</text:p>
              </table:table-cell>
              <table:table-cell office:value-type="float" office:value="0.00806703383180579">
                <text:p>0.00806703383180579</text:p>
              </table:table-cell>
              <table:table-cell office:value-type="float" office:value="0.138749175325014">
                <text:p>0.138749175325014</text:p>
              </table:table-cell>
              <table:table-cell office:value-type="float" office:value="0.196110156949351">
                <text:p>0.196110156949351</text:p>
              </table:table-cell>
              <table:table-cell office:value-type="float" office:value="0">
                <text:p>0</text:p>
              </table:table-cell>
              <table:table-cell office:value-type="float" office:value="0.0460250390878614">
                <text:p>0.0460250390878614</text:p>
              </table:table-cell>
              <table:table-cell office:value-type="float" office:value="0.0545637452113569">
                <text:p>0.0545637452113569</text:p>
              </table:table-cell>
              <table:table-cell office:value-type="float" office:value="0.00819923718154452">
                <text:p>0.00819923718154452</text:p>
              </table:table-cell>
              <table:table-cell office:value-type="float" office:value="0.0654463565283335">
                <text:p>0.0654463565283335</text:p>
              </table:table-cell>
              <table:table-cell office:value-type="float" office:value="0.196110156949351">
                <text:p>0.196110156949351</text:p>
              </table:table-cell>
              <table:table-cell office:value-type="float" office:value="0">
                <text:p>0</text:p>
              </table:table-cell>
              <table:table-cell office:value-type="float" office:value="0.0789380900163284">
                <text:p>0.0789380900163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3424495349478">
                <text:p>0.0543424495349478</text:p>
              </table:table-cell>
              <table:table-cell office:value-type="float" office:value="0.0292306859530018">
                <text:p>0.0292306859530018</text:p>
              </table:table-cell>
              <table:table-cell office:value-type="float" office:value="0">
                <text:p>0</text:p>
              </table:table-cell>
              <table:table-cell office:value-type="float" office:value="0.00388877386872382">
                <text:p>0.00388877386872382</text:p>
              </table:table-cell>
              <table:table-cell office:value-type="float" office:value="0">
                <text:p>0</text:p>
              </table:table-cell>
              <table:table-cell office:value-type="float" office:value="0.00910472056096969">
                <text:p>0.00910472056096969</text:p>
              </table:table-cell>
              <table:table-cell office:value-type="float" office:value="0.00602166068464583">
                <text:p>0.0060216606846458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73502139750956">
                <text:p>0.0273502139750956</text:p>
              </table:table-cell>
              <table:table-cell office:value-type="float" office:value="0.0900220227431294">
                <text:p>0.0900220227431294</text:p>
              </table:table-cell>
              <table:table-cell office:value-type="float" office:value="0">
                <text:p>0</text:p>
              </table:table-cell>
              <table:table-cell office:value-type="float" office:value="0.0101095991617472">
                <text:p>0.0101095991617472</text:p>
              </table:table-cell>
              <table:table-cell office:value-type="float" office:value="0.173880335177035">
                <text:p>0.173880335177035</text:p>
              </table:table-cell>
              <table:table-cell office:value-type="float" office:value="0.140376078002426">
                <text:p>0.140376078002426</text:p>
              </table:table-cell>
              <table:table-cell office:value-type="float" office:value="0">
                <text:p>0</text:p>
              </table:table-cell>
              <table:table-cell office:value-type="float" office:value="0.0576785354175054">
                <text:p>0.0576785354175054</text:p>
              </table:table-cell>
              <table:table-cell office:value-type="float" office:value="0.0683792338487121">
                <text:p>0.0683792338487121</text:p>
              </table:table-cell>
              <table:table-cell office:value-type="float" office:value="0.0102752762744958">
                <text:p>0.0102752762744958</text:p>
              </table:table-cell>
              <table:table-cell office:value-type="float" office:value="0.0820173120496436">
                <text:p>0.0820173120496436</text:p>
              </table:table-cell>
              <table:table-cell office:value-type="float" office:value="0.140376078002426">
                <text:p>0.140376078002426</text:p>
              </table:table-cell>
              <table:table-cell office:value-type="float" office:value="0">
                <text:p>0</text:p>
              </table:table-cell>
              <table:table-cell office:value-type="float" office:value="0.0565040563840731">
                <text:p>0.0565040563840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1019063165152">
                <text:p>0.0681019063165152</text:p>
              </table:table-cell>
              <table:table-cell office:value-type="float" office:value="0.0366318679664707">
                <text:p>0.0366318679664707</text:p>
              </table:table-cell>
              <table:table-cell office:value-type="float" office:value="0">
                <text:p>0</text:p>
              </table:table-cell>
              <table:table-cell office:value-type="float" office:value="0.00487340773116285">
                <text:p>0.00487340773116285</text:p>
              </table:table-cell>
              <table:table-cell office:value-type="float" office:value="0">
                <text:p>0</text:p>
              </table:table-cell>
              <table:table-cell office:value-type="float" office:value="0.0114100271884589">
                <text:p>0.0114100271884589</text:p>
              </table:table-cell>
              <table:table-cell office:value-type="float" office:value="0.007546339469881">
                <text:p>0.0075463394698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4599686974381">
                <text:p>0.014599686974381</text:p>
              </table:table-cell>
              <table:table-cell office:value-type="float" office:value="0.175898215735445">
                <text:p>0.175898215735445</text:p>
              </table:table-cell>
              <table:table-cell office:value-type="float" office:value="0.00273873045511386">
                <text:p>0.00273873045511386</text:p>
              </table:table-cell>
              <table:table-cell office:value-type="float" office:value="0.0197536158393819">
                <text:p>0.0197536158393819</text:p>
              </table:table-cell>
              <table:table-cell office:value-type="float" office:value="0.30980882755704">
                <text:p>0.30980882755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270077206688">
                <text:p>0.11270077206688</text:p>
              </table:table-cell>
              <table:table-cell office:value-type="float" office:value="0.000505685615561304">
                <text:p>0.000505685615561304</text:p>
              </table:table-cell>
              <table:table-cell office:value-type="float" office:value="0.000637375867593938">
                <text:p>0.000637375867593938</text:p>
              </table:table-cell>
              <table:table-cell office:value-type="float" office:value="0.0406336202582268">
                <text:p>0.0406336202582268</text:p>
              </table:table-cell>
              <table:table-cell office:value-type="float" office:value="0">
                <text:p>0</text:p>
              </table:table-cell>
              <table:table-cell office:value-type="float" office:value="0.073059633508148">
                <text:p>0.073059633508148</text:p>
              </table:table-cell>
              <table:table-cell office:value-type="float" office:value="0">
                <text:p>0</text:p>
              </table:table-cell>
              <table:table-cell office:value-type="float" office:value="0.00420171778291422">
                <text:p>0.00420171778291422</text:p>
              </table:table-cell>
              <table:table-cell office:value-type="float" office:value="0">
                <text:p>0</text:p>
              </table:table-cell>
              <table:table-cell office:value-type="float" office:value="0.109221893378968">
                <text:p>0.109221893378968</text:p>
              </table:table-cell>
              <table:table-cell office:value-type="float" office:value="0.0614089890335897">
                <text:p>0.0614089890335897</text:p>
              </table:table-cell>
              <table:table-cell office:value-type="float" office:value="0">
                <text:p>0</text:p>
              </table:table-cell>
              <table:table-cell office:value-type="float" office:value="0.00952237795088086">
                <text:p>0.00952237795088086</text:p>
              </table:table-cell>
              <table:table-cell office:value-type="float" office:value="0">
                <text:p>0</text:p>
              </table:table-cell>
              <table:table-cell office:value-type="float" office:value="0.0222945826230727">
                <text:p>0.0222945826230727</text:p>
              </table:table-cell>
              <table:table-cell office:value-type="float" office:value="0.0147451435508579">
                <text:p>0.01474514355085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29567243843519">
                <text:p>0.0129567243843519</text:p>
              </table:table-cell>
              <table:table-cell office:value-type="float" office:value="0.156103668865138">
                <text:p>0.156103668865138</text:p>
              </table:table-cell>
              <table:table-cell office:value-type="float" office:value="0.00243052989644289">
                <text:p>0.00243052989644289</text:p>
              </table:table-cell>
              <table:table-cell office:value-type="float" office:value="0.0175306605185685">
                <text:p>0.0175306605185685</text:p>
              </table:table-cell>
              <table:table-cell office:value-type="float" office:value="0.13493273442995">
                <text:p>0.13493273442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0018092452022">
                <text:p>0.100018092452022</text:p>
              </table:table-cell>
              <table:table-cell office:value-type="float" office:value="0.000448778741452224">
                <text:p>0.000448778741452224</text:p>
              </table:table-cell>
              <table:table-cell office:value-type="float" office:value="0.000565649349889705">
                <text:p>0.000565649349889705</text:p>
              </table:table-cell>
              <table:table-cell office:value-type="float" office:value="0.0360609524949478">
                <text:p>0.0360609524949478</text:p>
              </table:table-cell>
              <table:table-cell office:value-type="float" office:value="0">
                <text:p>0</text:p>
              </table:table-cell>
              <table:table-cell office:value-type="float" office:value="0.173542477556897">
                <text:p>0.173542477556897</text:p>
              </table:table-cell>
              <table:table-cell office:value-type="float" office:value="0">
                <text:p>0</text:p>
              </table:table-cell>
              <table:table-cell office:value-type="float" office:value="0.147570470804105">
                <text:p>0.147570470804105</text:p>
              </table:table-cell>
              <table:table-cell office:value-type="float" office:value="0">
                <text:p>0</text:p>
              </table:table-cell>
              <table:table-cell office:value-type="float" office:value="0.0969307062357996">
                <text:p>0.0969307062357996</text:p>
              </table:table-cell>
              <table:table-cell office:value-type="float" office:value="0.0544983839054977">
                <text:p>0.0544983839054977</text:p>
              </table:table-cell>
              <table:table-cell office:value-type="float" office:value="0">
                <text:p>0</text:p>
              </table:table-cell>
              <table:table-cell office:value-type="float" office:value="0.00845078574696112">
                <text:p>0.00845078574696112</text:p>
              </table:table-cell>
              <table:table-cell office:value-type="float" office:value="0">
                <text:p>0</text:p>
              </table:table-cell>
              <table:table-cell office:value-type="float" office:value="0.0197856818997698">
                <text:p>0.0197856818997698</text:p>
              </table:table-cell>
              <table:table-cell office:value-type="float" office:value="0.0130858121363434">
                <text:p>0.01308581213634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18560987361254">
                <text:p>0.218560987361254</text:p>
              </table:table-cell>
              <table:table-cell office:value-type="float" office:value="0.125653347028825">
                <text:p>0.125653347028825</text:p>
              </table:table-cell>
              <table:table-cell office:value-type="float" office:value="0.0385339619759378">
                <text:p>0.0385339619759378</text:p>
              </table:table-cell>
              <table:table-cell office:value-type="float" office:value="0.0252420640912484">
                <text:p>0.0252420640912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984872545845">
                <text:p>0.21984872545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5902417605821">
                <text:p>0.0385902417605821</text:p>
              </table:table-cell>
              <table:table-cell office:value-type="float" office:value="0">
                <text:p>0</text:p>
              </table:table-cell>
              <table:table-cell office:value-type="float" office:value="0.185136519669109">
                <text:p>0.185136519669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6923742126095">
                <text:p>0.0166923742126095</text:p>
              </table:table-cell>
              <table:table-cell office:value-type="float" office:value="0">
                <text:p>0</text:p>
              </table:table-cell>
              <table:table-cell office:value-type="float" office:value="0.0185755839772994">
                <text:p>0.0185755839772994</text:p>
              </table:table-cell>
              <table:table-cell office:value-type="float" office:value="0">
                <text:p>0</text:p>
              </table:table-cell>
              <table:table-cell office:value-type="float" office:value="0.0434907009457044">
                <text:p>0.0434907009457044</text:p>
              </table:table-cell>
              <table:table-cell office:value-type="float" office:value="0.0368065766691298">
                <text:p>0.03680657666912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91014534134159">
                <text:p>0.291014534134159</text:p>
              </table:table-cell>
              <table:table-cell office:value-type="float" office:value="0.167307764708945">
                <text:p>0.167307764708945</text:p>
              </table:table-cell>
              <table:table-cell office:value-type="float" office:value="0.0513080725346271">
                <text:p>0.0513080725346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2729160824708">
                <text:p>0.292729160824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2259405199629">
                <text:p>0.0222259405199629</text:p>
              </table:table-cell>
              <table:table-cell office:value-type="float" office:value="0">
                <text:p>0</text:p>
              </table:table-cell>
              <table:table-cell office:value-type="float" office:value="0.0247334393145319">
                <text:p>0.0247334393145319</text:p>
              </table:table-cell>
              <table:table-cell office:value-type="float" office:value="0">
                <text:p>0</text:p>
              </table:table-cell>
              <table:table-cell office:value-type="float" office:value="0.0579079836144897">
                <text:p>0.0579079836144897</text:p>
              </table:table-cell>
              <table:table-cell office:value-type="float" office:value="0.0490080544188596">
                <text:p>0.049008054418859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7367878875869">
                <text:p>0.297367878875869</text:p>
              </table:table-cell>
              <table:table-cell office:value-type="float" office:value="0.0806403029487923">
                <text:p>0.0806403029487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6294838684672">
                <text:p>0.346294838684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873259913308">
                <text:p>0.038873259913308</text:p>
              </table:table-cell>
              <table:table-cell office:value-type="float" office:value="0">
                <text:p>0</text:p>
              </table:table-cell>
              <table:table-cell office:value-type="float" office:value="0.0910133067009022">
                <text:p>0.0910133067009022</text:p>
              </table:table-cell>
              <table:table-cell office:value-type="float" office:value="0.0770253911331511">
                <text:p>0.07702539113315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7367878875869">
                <text:p>0.297367878875869</text:p>
              </table:table-cell>
              <table:table-cell office:value-type="float" office:value="0.0806403029487923">
                <text:p>0.0806403029487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6294838684672">
                <text:p>0.346294838684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8873259913308">
                <text:p>0.038873259913308</text:p>
              </table:table-cell>
              <table:table-cell office:value-type="float" office:value="0">
                <text:p>0</text:p>
              </table:table-cell>
              <table:table-cell office:value-type="float" office:value="0.0910133067009022">
                <text:p>0.0910133067009022</text:p>
              </table:table-cell>
              <table:table-cell office:value-type="float" office:value="0.0770253911331511">
                <text:p>0.077025391133151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5091647403823">
                <text:p>0.485091647403823</text:p>
              </table:table-cell>
              <table:table-cell office:value-type="float" office:value="0.131547285982768">
                <text:p>0.13154728598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4288356845888">
                <text:p>0.0634288356845888</text:p>
              </table:table-cell>
              <table:table-cell office:value-type="float" office:value="0">
                <text:p>0</text:p>
              </table:table-cell>
              <table:table-cell office:value-type="float" office:value="0.14846860747068">
                <text:p>0.14846860747068</text:p>
              </table:table-cell>
              <table:table-cell office:value-type="float" office:value="0.130905451408831">
                <text:p>0.13090545140883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5091647403823">
                <text:p>0.485091647403823</text:p>
              </table:table-cell>
              <table:table-cell office:value-type="float" office:value="0.131547285982768">
                <text:p>0.13154728598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4288356845888">
                <text:p>0.0634288356845888</text:p>
              </table:table-cell>
              <table:table-cell office:value-type="float" office:value="0">
                <text:p>0</text:p>
              </table:table-cell>
              <table:table-cell office:value-type="float" office:value="0.14846860747068">
                <text:p>0.14846860747068</text:p>
              </table:table-cell>
              <table:table-cell office:value-type="float" office:value="0.130905451408831">
                <text:p>0.1309054514088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